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40000000408F19BCEA5C23557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Helvetica" svg:font-family="Helvetic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WMTNASBox" style:family="table">
      <style:table-properties style:width="17.013cm" fo:margin-left="0cm" table:align="left"/>
    </style:style>
    <style:style style:name="WMTNASBox.A" style:family="table-column">
      <style:table-column-properties style:column-width="5.666cm"/>
    </style:style>
    <style:style style:name="WMTNASBox.B" style:family="table-column">
      <style:table-column-properties style:column-width="5.667cm"/>
    </style:style>
    <style:style style:name="WMTNASBox.C" style:family="table-column">
      <style:table-column-properties style:column-width="5.68cm"/>
    </style:style>
    <style:style style:name="WMTNASBox.A1" style:family="table-cell">
      <style:table-cell-properties style:writing-mode="page"/>
    </style:style>
    <style:style style:name="WMTNASBox.4" style:family="table-row">
      <style:table-row-properties style:min-row-height="0.561cm"/>
    </style:style>
    <style:style style:name="Table9" style:family="table">
      <style:table-properties style:width="16.51cm" table:align="left"/>
    </style:style>
    <style:style style:name="Table9.A" style:family="table-column">
      <style:table-column-properties style:column-width="1.406cm"/>
    </style:style>
    <style:style style:name="Table9.B" style:family="table-column">
      <style:table-column-properties style:column-width="11.402cm"/>
    </style:style>
    <style:style style:name="Table9.C" style:family="table-column">
      <style:table-column-properties style:column-width="3.702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C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6.51cm" table:align="left"/>
    </style:style>
    <style:style style:name="Table5.A" style:family="table-column">
      <style:table-column-properties style:column-width="1.406cm"/>
    </style:style>
    <style:style style:name="Table5.B" style:family="table-column">
      <style:table-column-properties style:column-width="11.294cm"/>
    </style:style>
    <style:style style:name="Table5.C" style:family="table-column">
      <style:table-column-properties style:column-width="1.81cm"/>
    </style:style>
    <style:style style:name="Table5.D" style:family="table-column">
      <style:table-column-properties style:column-width="2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D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51cm" table:align="left"/>
    </style:style>
    <style:style style:name="Table3.A" style:family="table-column">
      <style:table-column-properties style:column-width="1.406cm"/>
    </style:style>
    <style:style style:name="Table3.B" style:family="table-column">
      <style:table-column-properties style:column-width="11.294cm"/>
    </style:style>
    <style:style style:name="Table3.C" style:family="table-column">
      <style:table-column-properties style:column-width="1.81cm"/>
    </style:style>
    <style:style style:name="Table3.D" style:family="table-column">
      <style:table-column-properties style:column-width="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589cm" table:align="left"/>
    </style:style>
    <style:style style:name="Table2.A" style:family="table-column">
      <style:table-column-properties style:column-width="1.406cm"/>
    </style:style>
    <style:style style:name="Table2.B" style:family="table-column">
      <style:table-column-properties style:column-width="11.294cm"/>
    </style:style>
    <style:style style:name="Table2.C" style:family="table-column">
      <style:table-column-properties style:column-width="1.81cm"/>
    </style:style>
    <style:style style:name="Table2.D" style:family="table-column">
      <style:table-column-properties style:column-width="2.0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51cm" table:align="left"/>
    </style:style>
    <style:style style:name="Table4.A" style:family="table-column">
      <style:table-column-properties style:column-width="1.406cm"/>
    </style:style>
    <style:style style:name="Table4.B" style:family="table-column">
      <style:table-column-properties style:column-width="11.294cm"/>
    </style:style>
    <style:style style:name="Table4.C" style:family="table-column">
      <style:table-column-properties style:column-width="1.81cm"/>
    </style:style>
    <style:style style:name="Table4.D" style:family="table-column">
      <style:table-column-properties style:column-width="2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6.51cm" table:align="left"/>
    </style:style>
    <style:style style:name="Table6.A" style:family="table-column">
      <style:table-column-properties style:column-width="1.406cm"/>
    </style:style>
    <style:style style:name="Table6.B" style:family="table-column">
      <style:table-column-properties style:column-width="11.294cm"/>
    </style:style>
    <style:style style:name="Table6.C" style:family="table-column">
      <style:table-column-properties style:column-width="1.81cm"/>
    </style:style>
    <style:style style:name="Table6.D" style:family="table-column">
      <style:table-column-properties style:column-width="2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D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6.51cm" table:align="left"/>
    </style:style>
    <style:style style:name="Table7.A" style:family="table-column">
      <style:table-column-properties style:column-width="1.406cm"/>
    </style:style>
    <style:style style:name="Table7.B" style:family="table-column">
      <style:table-column-properties style:column-width="11.294cm"/>
    </style:style>
    <style:style style:name="Table7.C" style:family="table-column">
      <style:table-column-properties style:column-width="1.81cm"/>
    </style:style>
    <style:style style:name="Table7.D" style:family="table-column">
      <style:table-column-properties style:column-width="2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D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6.51cm" table:align="left"/>
    </style:style>
    <style:style style:name="Table8.A" style:family="table-column">
      <style:table-column-properties style:column-width="1.406cm"/>
    </style:style>
    <style:style style:name="Table8.B" style:family="table-column">
      <style:table-column-properties style:column-width="11.294cm"/>
    </style:style>
    <style:style style:name="Table8.C" style:family="table-column">
      <style:table-column-properties style:column-width="1.81cm"/>
    </style:style>
    <style:style style:name="Table8.D" style:family="table-column">
      <style:table-column-properties style:column-width="2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D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paragraph-rsid="001bb8c8"/>
    </style:style>
    <style:style style:name="P2" style:family="paragraph" style:parent-style-name="Standard">
      <style:paragraph-properties fo:margin-left="0cm" fo:margin-right="0cm" fo:margin-top="3cm" fo:margin-bottom="0.199cm" style:contextual-spacing="false" fo:text-align="center" style:justify-single-word="false" fo:text-indent="0cm" style:auto-text-indent="false"/>
      <style:text-properties fo:font-size="18pt" fo:font-weight="bold" officeooo:rsid="000b6d09" officeooo:paragraph-rsid="000b6d09" style:font-size-asian="18pt" style:font-weight-asian="bold" style:font-size-complex="18pt" style:font-weight-complex="bold"/>
    </style:style>
    <style:style style:name="P3" style:family="paragraph" style:parent-style-name="Standard">
      <style:paragraph-properties fo:margin-left="0cm" fo:margin-right="0cm" fo:margin-top="0.499cm" fo:margin-bottom="0.199cm" style:contextual-spacing="false" fo:text-align="center" style:justify-single-word="false" fo:text-indent="0cm" style:auto-text-indent="false" fo:break-before="page"/>
      <style:text-properties fo:font-size="18pt" fo:font-weight="bold" officeooo:rsid="000b6d09" officeooo:paragraph-rsid="000b6d09" style:font-size-asian="18pt" style:font-weight-asian="bold" style:font-size-complex="18pt" style:font-weight-complex="bold"/>
    </style:style>
    <style:style style:name="P4" style:family="paragraph" style:parent-style-name="Standard">
      <style:paragraph-properties fo:margin-left="0cm" fo:margin-right="0cm" fo:margin-top="2cm" fo:margin-bottom="0.199cm" style:contextual-spacing="false" fo:text-align="center" style:justify-single-word="false" fo:text-indent="0cm" style:auto-text-indent="false"/>
      <style:text-properties fo:font-size="18pt" fo:font-weight="bold" officeooo:rsid="000b6d09" officeooo:paragraph-rsid="000b6d09" style:font-size-asian="18pt" style:font-weight-asian="bold" style:font-size-complex="18pt" style:font-weight-complex="bold"/>
    </style:style>
    <style:style style:name="P5" style:family="paragraph" style:parent-style-name="Standard">
      <style:paragraph-properties fo:margin-left="0cm" fo:margin-right="0cm" fo:margin-top="2cm" fo:margin-bottom="0.199cm" style:contextual-spacing="false" fo:text-align="center" style:justify-single-word="false" fo:text-indent="0cm" style:auto-text-indent="false"/>
      <style:text-properties fo:font-size="18pt" fo:font-weight="bold" officeooo:rsid="003538c7" officeooo:paragraph-rsid="003538c7" style:font-size-asian="18pt" style:font-weight-asian="bold" style:font-size-complex="18pt" style:font-weight-complex="bold"/>
    </style:style>
    <style:style style:name="P6" style:family="paragraph" style:parent-style-name="Standard">
      <style:paragraph-properties fo:margin-left="0cm" fo:margin-right="0cm" fo:margin-top="0.499cm" fo:margin-bottom="0.199cm" style:contextual-spacing="false" fo:text-align="center" style:justify-single-word="false" fo:text-indent="0cm" style:auto-text-indent="false"/>
      <style:text-properties fo:font-size="18pt" fo:font-weight="bold" officeooo:rsid="00ad147e" officeooo:paragraph-rsid="00ad147e" style:font-size-asian="18pt" style:font-weight-asian="bold" style:font-size-complex="18pt" style:font-weight-complex="bold"/>
    </style:style>
    <style:style style:name="P7" style:family="paragraph" style:parent-style-name="Req_20_No">
      <style:text-properties officeooo:rsid="003cdf20" officeooo:paragraph-rsid="003cdf20"/>
    </style:style>
    <style:style style:name="P8" style:family="paragraph" style:parent-style-name="Req_20_No">
      <style:text-properties officeooo:paragraph-rsid="00481631"/>
    </style:style>
    <style:style style:name="P9" style:family="paragraph" style:parent-style-name="Table_20_Heading">
      <style:text-properties officeooo:paragraph-rsid="00481631"/>
    </style:style>
    <style:style style:name="P10" style:family="paragraph" style:parent-style-name="Req_20_No">
      <style:text-properties officeooo:rsid="006acd08" officeooo:paragraph-rsid="006acd08"/>
    </style:style>
    <style:style style:name="P11" style:family="paragraph" style:parent-style-name="Req_20_No">
      <style:text-properties officeooo:paragraph-rsid="003cdf20"/>
    </style:style>
    <style:style style:name="P12" style:family="paragraph" style:parent-style-name="Standard">
      <style:text-properties officeooo:paragraph-rsid="003cdf20"/>
    </style:style>
    <style:style style:name="P13" style:family="paragraph" style:parent-style-name="Req_20_No">
      <style:text-properties officeooo:rsid="008d1672" officeooo:paragraph-rsid="008d1672"/>
    </style:style>
    <style:style style:name="P14" style:family="paragraph" style:parent-style-name="Req_20_No">
      <style:text-properties officeooo:rsid="008e4e57" officeooo:paragraph-rsid="008e4e57"/>
    </style:style>
    <style:style style:name="P15" style:family="paragraph" style:parent-style-name="Req_20_No">
      <style:text-properties officeooo:rsid="00977688" officeooo:paragraph-rsid="00977688"/>
    </style:style>
    <style:style style:name="P16" style:family="paragraph" style:parent-style-name="Req_20_No">
      <style:text-properties officeooo:rsid="0098309b" officeooo:paragraph-rsid="0098309b"/>
    </style:style>
    <style:style style:name="P17" style:family="paragraph" style:parent-style-name="Table">
      <style:text-properties fo:font-style="normal" officeooo:rsid="00977688" officeooo:paragraph-rsid="00977688" style:font-style-asian="normal" style:font-style-complex="normal"/>
    </style:style>
    <style:style style:name="P18" style:family="paragraph" style:parent-style-name="Table">
      <style:paragraph-properties fo:text-align="center" style:justify-single-word="false"/>
      <style:text-properties fo:font-style="normal" officeooo:rsid="00977688" officeooo:paragraph-rsid="00977688" style:font-style-asian="normal" style:font-style-complex="normal"/>
    </style:style>
    <style:style style:name="P19" style:family="paragraph" style:parent-style-name="Table">
      <style:text-properties fo:font-style="normal" officeooo:rsid="00977688" officeooo:paragraph-rsid="00b1b454" style:font-style-asian="normal" style:font-style-complex="normal"/>
    </style:style>
    <style:style style:name="P20" style:family="paragraph" style:parent-style-name="Table">
      <style:text-properties fo:font-style="normal" officeooo:rsid="000d39c5" officeooo:paragraph-rsid="000fab3f" style:font-style-asian="normal" style:font-style-complex="normal"/>
    </style:style>
    <style:style style:name="P21" style:family="paragraph" style:parent-style-name="Table">
      <style:text-properties fo:font-style="normal" officeooo:rsid="000d39c5" officeooo:paragraph-rsid="00481631" style:font-style-asian="normal" style:font-style-complex="normal"/>
    </style:style>
    <style:style style:name="P22" style:family="paragraph" style:parent-style-name="Table">
      <style:paragraph-properties fo:text-align="center" style:justify-single-word="false"/>
      <style:text-properties fo:font-style="normal" officeooo:rsid="000d39c5" officeooo:paragraph-rsid="000fab3f" style:font-style-asian="normal" style:font-style-complex="normal"/>
    </style:style>
    <style:style style:name="P23" style:family="paragraph" style:parent-style-name="Table">
      <style:paragraph-properties fo:text-align="center" style:justify-single-word="false"/>
      <style:text-properties fo:font-style="normal" officeooo:rsid="000d39c5" officeooo:paragraph-rsid="00112e16" style:font-style-asian="normal" style:font-style-complex="normal"/>
    </style:style>
    <style:style style:name="P24" style:family="paragraph" style:parent-style-name="Table">
      <style:paragraph-properties fo:text-align="center" style:justify-single-word="false"/>
      <style:text-properties fo:font-style="normal" officeooo:rsid="000d39c5" officeooo:paragraph-rsid="00481631" style:font-style-asian="normal" style:font-style-complex="normal"/>
    </style:style>
    <style:style style:name="P25" style:family="paragraph" style:parent-style-name="Table">
      <style:paragraph-properties fo:text-align="center" style:justify-single-word="false"/>
      <style:text-properties fo:font-style="normal" officeooo:rsid="000d39c5" officeooo:paragraph-rsid="003cdf20" style:font-style-asian="normal" style:font-style-complex="normal"/>
    </style:style>
    <style:style style:name="P26" style:family="paragraph" style:parent-style-name="Table">
      <style:text-properties fo:font-style="normal" officeooo:rsid="000d39c5" officeooo:paragraph-rsid="00112e16" style:font-style-asian="normal" style:font-style-complex="normal"/>
    </style:style>
    <style:style style:name="P27" style:family="paragraph" style:parent-style-name="Table">
      <style:text-properties fo:font-style="normal" officeooo:rsid="000d39c5" officeooo:paragraph-rsid="003cdf20" style:font-style-asian="normal" style:font-style-complex="normal"/>
    </style:style>
    <style:style style:name="P28" style:family="paragraph" style:parent-style-name="Table">
      <style:text-properties fo:font-style="normal" officeooo:rsid="000d39c5" officeooo:paragraph-rsid="00b1b454" style:font-style-asian="normal" style:font-style-complex="normal"/>
    </style:style>
    <style:style style:name="P29" style:family="paragraph" style:parent-style-name="Table">
      <style:text-properties fo:font-style="normal" officeooo:rsid="000d39c5" officeooo:paragraph-rsid="00b264cd" style:font-style-asian="normal" style:font-style-complex="normal"/>
    </style:style>
    <style:style style:name="P30" style:family="paragraph" style:parent-style-name="Table">
      <style:text-properties fo:font-style="normal" officeooo:rsid="0098309b" officeooo:paragraph-rsid="0098309b" style:font-style-asian="normal" style:font-style-complex="normal"/>
    </style:style>
    <style:style style:name="P31" style:family="paragraph" style:parent-style-name="Table">
      <style:paragraph-properties fo:text-align="center" style:justify-single-word="false"/>
      <style:text-properties fo:font-style="normal" officeooo:rsid="0098309b" officeooo:paragraph-rsid="0098309b" style:font-style-asian="normal" style:font-style-complex="normal"/>
    </style:style>
    <style:style style:name="P32" style:family="paragraph" style:parent-style-name="Table">
      <style:paragraph-properties fo:text-align="center" style:justify-single-word="false"/>
      <style:text-properties fo:font-style="normal" officeooo:rsid="003cdf20" officeooo:paragraph-rsid="003cdf20" style:font-style-asian="normal" style:font-style-complex="normal"/>
    </style:style>
    <style:style style:name="P33" style:family="paragraph" style:parent-style-name="Table">
      <style:text-properties fo:font-style="normal" officeooo:rsid="003cdf20" officeooo:paragraph-rsid="003cdf20" style:font-style-asian="normal" style:font-style-complex="normal"/>
    </style:style>
    <style:style style:name="P34" style:family="paragraph" style:parent-style-name="Table">
      <style:text-properties fo:font-style="normal" officeooo:rsid="000fab3f" officeooo:paragraph-rsid="000fab3f" style:font-style-asian="normal" style:font-style-complex="normal"/>
    </style:style>
    <style:style style:name="P35" style:family="paragraph" style:parent-style-name="Table">
      <style:text-properties fo:font-style="normal" officeooo:rsid="000fab3f" officeooo:paragraph-rsid="00112e16" style:font-style-asian="normal" style:font-style-complex="normal"/>
    </style:style>
    <style:style style:name="P36" style:family="paragraph" style:parent-style-name="Table">
      <style:text-properties fo:font-style="normal" officeooo:rsid="0011daef" officeooo:paragraph-rsid="0011daef" style:font-style-asian="normal" style:font-style-complex="normal"/>
    </style:style>
    <style:style style:name="P37" style:family="paragraph" style:parent-style-name="Table">
      <style:paragraph-properties fo:text-align="center" style:justify-single-word="false"/>
      <style:text-properties fo:font-style="normal" officeooo:rsid="0011daef" officeooo:paragraph-rsid="0011daef" style:font-style-asian="normal" style:font-style-complex="normal"/>
    </style:style>
    <style:style style:name="P38" style:family="paragraph" style:parent-style-name="Table">
      <style:text-properties fo:font-style="normal" officeooo:rsid="0011daef" officeooo:paragraph-rsid="00b264cd" style:font-style-asian="normal" style:font-style-complex="normal"/>
    </style:style>
    <style:style style:name="P39" style:family="paragraph" style:parent-style-name="Table">
      <style:text-properties fo:font-style="normal" officeooo:rsid="0012f4bd" officeooo:paragraph-rsid="0012f4bd" style:font-style-asian="normal" style:font-style-complex="normal"/>
    </style:style>
    <style:style style:name="P40" style:family="paragraph" style:parent-style-name="Table">
      <style:paragraph-properties fo:text-align="center" style:justify-single-word="false"/>
      <style:text-properties fo:font-style="normal" officeooo:rsid="0012f4bd" officeooo:paragraph-rsid="0012f4bd" style:font-style-asian="normal" style:font-style-complex="normal"/>
    </style:style>
    <style:style style:name="P41" style:family="paragraph" style:parent-style-name="Table">
      <style:text-properties fo:font-style="normal" officeooo:rsid="000de675" officeooo:paragraph-rsid="000fab3f" style:font-style-asian="normal" style:font-style-complex="normal"/>
    </style:style>
    <style:style style:name="P42" style:family="paragraph" style:parent-style-name="Table">
      <style:paragraph-properties fo:text-align="center" style:justify-single-word="false"/>
      <style:text-properties fo:font-style="normal" officeooo:rsid="000de675" officeooo:paragraph-rsid="000fab3f" style:font-style-asian="normal" style:font-style-complex="normal"/>
    </style:style>
    <style:style style:name="P43" style:family="paragraph" style:parent-style-name="Table">
      <style:paragraph-properties fo:text-align="center" style:justify-single-word="false"/>
      <style:text-properties fo:font-style="normal" officeooo:rsid="000de675" officeooo:paragraph-rsid="00112e16" style:font-style-asian="normal" style:font-style-complex="normal"/>
    </style:style>
    <style:style style:name="P44" style:family="paragraph" style:parent-style-name="Table">
      <style:paragraph-properties fo:text-align="center" style:justify-single-word="false"/>
      <style:text-properties fo:font-style="normal" officeooo:rsid="000de675" officeooo:paragraph-rsid="00481631" style:font-style-asian="normal" style:font-style-complex="normal"/>
    </style:style>
    <style:style style:name="P45" style:family="paragraph" style:parent-style-name="Table">
      <style:paragraph-properties fo:text-align="center" style:justify-single-word="false"/>
      <style:text-properties fo:font-style="normal" officeooo:rsid="000de675" officeooo:paragraph-rsid="003cdf20" style:font-style-asian="normal" style:font-style-complex="normal"/>
    </style:style>
    <style:style style:name="P46" style:family="paragraph" style:parent-style-name="Table">
      <style:text-properties fo:font-style="normal" officeooo:rsid="000de675" officeooo:paragraph-rsid="00112e16" style:font-style-asian="normal" style:font-style-complex="normal"/>
    </style:style>
    <style:style style:name="P47" style:family="paragraph" style:parent-style-name="Table">
      <style:text-properties fo:font-style="normal" officeooo:rsid="000de675" officeooo:paragraph-rsid="00481631" style:font-style-asian="normal" style:font-style-complex="normal"/>
    </style:style>
    <style:style style:name="P48" style:family="paragraph" style:parent-style-name="Table">
      <style:text-properties fo:font-style="normal" officeooo:rsid="000de675" officeooo:paragraph-rsid="003cdf20" style:font-style-asian="normal" style:font-style-complex="normal"/>
    </style:style>
    <style:style style:name="P49" style:family="paragraph" style:parent-style-name="Table">
      <style:text-properties fo:font-style="normal" officeooo:rsid="00112e16" officeooo:paragraph-rsid="00112e16" style:font-style-asian="normal" style:font-style-complex="normal"/>
    </style:style>
    <style:style style:name="P50" style:family="paragraph" style:parent-style-name="Table">
      <style:text-properties fo:font-style="normal" officeooo:rsid="006acd08" officeooo:paragraph-rsid="006acd08" style:font-style-asian="normal" style:font-style-complex="normal"/>
    </style:style>
    <style:style style:name="P51" style:family="paragraph" style:parent-style-name="Table">
      <style:text-properties fo:font-style="normal" officeooo:rsid="008d1672" officeooo:paragraph-rsid="008d1672" style:font-style-asian="normal" style:font-style-complex="normal"/>
    </style:style>
    <style:style style:name="P52" style:family="paragraph" style:parent-style-name="Table">
      <style:paragraph-properties fo:text-align="center" style:justify-single-word="false"/>
      <style:text-properties fo:font-style="normal" officeooo:rsid="008d1672" officeooo:paragraph-rsid="008d1672" style:font-style-asian="normal" style:font-style-complex="normal"/>
    </style:style>
    <style:style style:name="P53" style:family="paragraph" style:parent-style-name="Table">
      <style:text-properties fo:font-style="normal" officeooo:rsid="008e4e57" officeooo:paragraph-rsid="008e4e57" style:font-style-asian="normal" style:font-style-complex="normal"/>
    </style:style>
    <style:style style:name="P54" style:family="paragraph" style:parent-style-name="Table">
      <style:paragraph-properties fo:text-align="center" style:justify-single-word="false"/>
      <style:text-properties fo:font-style="normal" officeooo:rsid="008e4e57" officeooo:paragraph-rsid="008e4e57" style:font-style-asian="normal" style:font-style-complex="normal"/>
    </style:style>
    <style:style style:name="P55" style:family="paragraph" style:parent-style-name="Table">
      <style:text-properties fo:font-style="normal" officeooo:rsid="00b14ea2" officeooo:paragraph-rsid="00b14ea2" style:font-style-asian="normal" style:font-style-complex="normal"/>
    </style:style>
    <style:style style:name="P56" style:family="paragraph" style:parent-style-name="Table">
      <style:text-properties fo:font-style="normal" officeooo:rsid="00b1b454" officeooo:paragraph-rsid="00b1b454" style:font-style-asian="normal" style:font-style-complex="normal"/>
    </style:style>
    <style:style style:name="P57" style:family="paragraph" style:parent-style-name="Table">
      <style:paragraph-properties fo:text-align="center" style:justify-single-word="false"/>
      <style:text-properties fo:font-style="normal" officeooo:rsid="00b1b454" officeooo:paragraph-rsid="00b1b454" style:font-style-asian="normal" style:font-style-complex="normal"/>
    </style:style>
    <style:style style:name="P58" style:family="paragraph" style:parent-style-name="Table">
      <style:text-properties fo:font-style="normal" officeooo:rsid="00ba20ca" officeooo:paragraph-rsid="00ba20ca" style:font-style-asian="normal" style:font-style-complex="normal"/>
    </style:style>
    <style:style style:name="P59" style:family="paragraph" style:parent-style-name="Table">
      <style:paragraph-properties fo:text-align="center" style:justify-single-word="false"/>
      <style:text-properties fo:font-style="normal" officeooo:rsid="00ba20ca" officeooo:paragraph-rsid="00ba20ca" style:font-style-asian="normal" style:font-style-complex="normal"/>
    </style:style>
    <style:style style:name="P60" style:family="paragraph" style:parent-style-name="Table">
      <style:paragraph-properties fo:text-align="center" style:justify-single-word="false"/>
      <style:text-properties officeooo:rsid="000d39c5" officeooo:paragraph-rsid="000fab3f"/>
    </style:style>
    <style:style style:name="P61" style:family="paragraph" style:parent-style-name="Table">
      <style:paragraph-properties fo:text-align="center" style:justify-single-word="false"/>
      <style:text-properties officeooo:rsid="000d39c5" officeooo:paragraph-rsid="00112e16"/>
    </style:style>
    <style:style style:name="P62" style:family="paragraph" style:parent-style-name="Table">
      <style:paragraph-properties fo:text-align="center" style:justify-single-word="false"/>
      <style:text-properties officeooo:rsid="000d39c5" officeooo:paragraph-rsid="0011daef"/>
    </style:style>
    <style:style style:name="P63" style:family="paragraph" style:parent-style-name="Table">
      <style:paragraph-properties fo:text-align="center" style:justify-single-word="false"/>
      <style:text-properties officeooo:rsid="000d39c5" officeooo:paragraph-rsid="00481631"/>
    </style:style>
    <style:style style:name="P64" style:family="paragraph" style:parent-style-name="Table">
      <style:paragraph-properties fo:text-align="center" style:justify-single-word="false"/>
      <style:text-properties officeooo:rsid="000d39c5" officeooo:paragraph-rsid="003cdf20"/>
    </style:style>
    <style:style style:name="P65" style:family="paragraph" style:parent-style-name="Table">
      <style:paragraph-properties fo:text-align="center" style:justify-single-word="false"/>
      <style:text-properties officeooo:rsid="000d39c5" officeooo:paragraph-rsid="008559f5"/>
    </style:style>
    <style:style style:name="P66" style:family="paragraph" style:parent-style-name="Table">
      <style:text-properties officeooo:rsid="000d39c5" officeooo:paragraph-rsid="000fab3f"/>
    </style:style>
    <style:style style:name="P67" style:family="paragraph" style:parent-style-name="Table">
      <style:text-properties officeooo:rsid="000d39c5" officeooo:paragraph-rsid="00112e16"/>
    </style:style>
    <style:style style:name="P68" style:family="paragraph" style:parent-style-name="Table">
      <style:text-properties officeooo:rsid="000d39c5" officeooo:paragraph-rsid="0011daef"/>
    </style:style>
    <style:style style:name="P69" style:family="paragraph" style:parent-style-name="Table">
      <style:text-properties officeooo:rsid="000d39c5" officeooo:paragraph-rsid="00481631"/>
    </style:style>
    <style:style style:name="P70" style:family="paragraph" style:parent-style-name="Table">
      <style:text-properties officeooo:rsid="000d39c5" officeooo:paragraph-rsid="003cdf20"/>
    </style:style>
    <style:style style:name="P71" style:family="paragraph" style:parent-style-name="Table">
      <style:text-properties officeooo:rsid="000d39c5" officeooo:paragraph-rsid="008559f5"/>
    </style:style>
    <style:style style:name="P72" style:family="paragraph" style:parent-style-name="Text_20_body">
      <style:text-properties officeooo:rsid="000d39c5" officeooo:paragraph-rsid="00790f27"/>
    </style:style>
    <style:style style:name="P73" style:family="paragraph" style:parent-style-name="Table">
      <style:paragraph-properties fo:text-align="center" style:justify-single-word="false"/>
      <style:text-properties officeooo:rsid="001ab970" officeooo:paragraph-rsid="008559f5"/>
    </style:style>
    <style:style style:name="P74" style:family="paragraph" style:parent-style-name="Table_20_Text">
      <style:paragraph-properties fo:text-align="center" style:justify-single-word="false"/>
      <style:text-properties officeooo:rsid="0088f6d8"/>
    </style:style>
    <style:style style:name="P75" style:family="paragraph" style:parent-style-name="Table_20_Text">
      <style:paragraph-properties fo:text-align="center" style:justify-single-word="false"/>
      <style:text-properties officeooo:rsid="0088f6d8" officeooo:paragraph-rsid="0088f6d8"/>
    </style:style>
    <style:style style:name="P76" style:family="paragraph" style:parent-style-name="Table_20_Text">
      <style:text-properties officeooo:rsid="0088f6d8" officeooo:paragraph-rsid="0088f6d8"/>
    </style:style>
    <style:style style:name="P77" style:family="paragraph" style:parent-style-name="Table_20_Text">
      <style:paragraph-properties fo:text-align="center" style:justify-single-word="false"/>
    </style:style>
    <style:style style:name="P78" style:family="paragraph" style:parent-style-name="Table_20_Text">
      <style:text-properties officeooo:rsid="008559f5" officeooo:paragraph-rsid="008559f5"/>
    </style:style>
    <style:style style:name="P79" style:family="paragraph" style:parent-style-name="Text_20_body">
      <style:text-properties officeooo:rsid="008559f5" officeooo:paragraph-rsid="008559f5"/>
    </style:style>
    <style:style style:name="P80" style:family="paragraph" style:parent-style-name="Table_20_Text">
      <style:paragraph-properties fo:text-align="center" style:justify-single-word="false"/>
      <style:text-properties officeooo:rsid="008559f5" officeooo:paragraph-rsid="008559f5"/>
    </style:style>
    <style:style style:name="P81" style:family="paragraph" style:parent-style-name="Table_20_Text">
      <style:paragraph-properties fo:text-align="center" style:justify-single-word="false"/>
      <style:text-properties officeooo:rsid="008a9835" officeooo:paragraph-rsid="008a9835"/>
    </style:style>
    <style:style style:name="P82" style:family="paragraph" style:parent-style-name="Table_20_Text">
      <style:text-properties officeooo:rsid="008a9835" officeooo:paragraph-rsid="008a9835"/>
    </style:style>
    <style:style style:name="P83" style:family="paragraph" style:parent-style-name="Text_20_body">
      <style:text-properties officeooo:rsid="0073f64b" officeooo:paragraph-rsid="0073f64b"/>
    </style:style>
    <style:style style:name="P84" style:family="paragraph" style:parent-style-name="Text_20_body">
      <style:text-properties officeooo:rsid="000b6d09" officeooo:paragraph-rsid="000b6d09"/>
    </style:style>
    <style:style style:name="P85" style:family="paragraph" style:parent-style-name="Text_20_body">
      <style:text-properties officeooo:rsid="000b6d09" officeooo:paragraph-rsid="000fab3f"/>
    </style:style>
    <style:style style:name="P86" style:family="paragraph" style:parent-style-name="Text_20_body">
      <style:text-properties officeooo:rsid="000b6d09" officeooo:paragraph-rsid="00112e16"/>
    </style:style>
    <style:style style:name="P87" style:family="paragraph" style:parent-style-name="Text_20_body">
      <style:text-properties officeooo:rsid="000b6d09" officeooo:paragraph-rsid="0011daef"/>
    </style:style>
    <style:style style:name="P88" style:family="paragraph" style:parent-style-name="Text_20_body">
      <style:text-properties officeooo:rsid="000b6d09" officeooo:paragraph-rsid="00481631"/>
    </style:style>
    <style:style style:name="P89" style:family="paragraph" style:parent-style-name="Text_20_body">
      <style:text-properties officeooo:rsid="000b6d09" officeooo:paragraph-rsid="00b264cd"/>
    </style:style>
    <style:style style:name="P90" style:family="paragraph" style:parent-style-name="Text_20_body">
      <style:text-properties officeooo:rsid="0011daef" officeooo:paragraph-rsid="0011daef"/>
    </style:style>
    <style:style style:name="P91" style:family="paragraph" style:parent-style-name="Standard">
      <style:text-properties officeooo:rsid="0011daef" officeooo:paragraph-rsid="0011daef"/>
    </style:style>
    <style:style style:name="P92" style:family="paragraph" style:parent-style-name="Text_20_body">
      <style:text-properties officeooo:rsid="002ca74a" officeooo:paragraph-rsid="002ca74a"/>
    </style:style>
    <style:style style:name="P93" style:family="paragraph" style:parent-style-name="Standard">
      <style:text-properties officeooo:paragraph-rsid="00112e16"/>
    </style:style>
    <style:style style:name="P9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6" style:family="paragraph" style:parent-style-name="Tabl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7" style:family="paragraph" style:parent-style-name="Req_20_No">
      <style:text-properties officeooo:rsid="00b1b454" officeooo:paragraph-rsid="00b1b454"/>
    </style:style>
    <style:style style:name="P98" style:family="paragraph" style:parent-style-name="Req_20_No">
      <style:text-properties officeooo:paragraph-rsid="00b1b454"/>
    </style:style>
    <style:style style:name="P99" style:family="paragraph" style:parent-style-name="Table_20_Contents">
      <style:text-properties officeooo:rsid="00adf1e2" officeooo:paragraph-rsid="00adf1e2"/>
    </style:style>
    <style:style style:name="P100" style:family="paragraph" style:parent-style-name="Table_20_Heading">
      <style:text-properties officeooo:rsid="00adf1e2" officeooo:paragraph-rsid="00adf1e2"/>
    </style:style>
    <style:style style:name="P101" style:family="paragraph" style:parent-style-name="Text_20_body">
      <style:text-properties officeooo:rsid="00adf1e2" officeooo:paragraph-rsid="00adf1e2"/>
    </style:style>
    <style:style style:name="P102" style:family="paragraph" style:parent-style-name="Text_20_body">
      <style:text-properties officeooo:rsid="00adf1e2" officeooo:paragraph-rsid="00afb8d3"/>
    </style:style>
    <style:style style:name="P103" style:family="paragraph" style:parent-style-name="Table_20_Contents">
      <style:text-properties officeooo:rsid="00afb8d3" officeooo:paragraph-rsid="00afb8d3"/>
    </style:style>
    <style:style style:name="P104" style:family="paragraph" style:parent-style-name="Table_20_Heading">
      <style:text-properties officeooo:paragraph-rsid="00adf1e2"/>
    </style:style>
    <style:style style:name="P105" style:family="paragraph" style:parent-style-name="Table_20_Text">
      <style:paragraph-properties fo:text-align="center" style:justify-single-word="false"/>
      <style:text-properties officeooo:rsid="00b14ea2" officeooo:paragraph-rsid="00b14ea2"/>
    </style:style>
    <style:style style:name="P106" style:family="paragraph" style:parent-style-name="Text_20_body">
      <style:text-properties officeooo:rsid="00ad147e" officeooo:paragraph-rsid="00ad147e"/>
    </style:style>
    <style:style style:name="P107" style:family="paragraph" style:parent-style-name="Table_20_Text">
      <style:text-properties fo:font-weight="normal" officeooo:rsid="00b14ea2" officeooo:paragraph-rsid="00b14ea2" style:font-weight-asian="normal" style:font-weight-complex="normal"/>
    </style:style>
    <style:style style:name="P108" style:family="paragraph" style:parent-style-name="Req_20_No">
      <style:text-properties officeooo:rsid="00ba20ca" officeooo:paragraph-rsid="00ba20ca"/>
    </style:style>
    <style:style style:name="P109" style:family="paragraph" style:parent-style-name="Standard" style:master-page-name="First_20_Page">
      <style:paragraph-properties fo:margin-left="0cm" fo:margin-right="0cm" fo:margin-top="2cm" fo:margin-bottom="0.199cm" style:contextual-spacing="false" fo:text-align="center" style:justify-single-word="false" fo:text-indent="0cm" style:auto-text-indent="false" style:page-number="auto"/>
      <style:text-properties fo:font-size="18pt" fo:font-weight="bold" officeooo:rsid="000b6d09" officeooo:paragraph-rsid="000b6d09" style:font-size-asian="18pt" style:font-weight-asian="bold" style:font-size-complex="18pt" style:font-weight-complex="bold"/>
    </style:style>
    <style:style style:name="P110" style:family="paragraph" style:parent-style-name="Heading_20_1">
      <style:paragraph-properties fo:break-before="page"/>
    </style:style>
    <style:style style:name="P111" style:family="paragraph" style:parent-style-name="Heading_20_1" style:list-style-name="">
      <style:text-properties officeooo:rsid="0073f64b" officeooo:paragraph-rsid="0073f64b"/>
    </style:style>
    <style:style style:name="P112" style:family="paragraph" style:parent-style-name="Heading_20_1">
      <style:paragraph-properties fo:break-before="page"/>
      <style:text-properties officeooo:rsid="0073f64b" officeooo:paragraph-rsid="0073f64b"/>
    </style:style>
    <style:style style:name="P113" style:family="paragraph" style:parent-style-name="Heading_20_1" style:list-style-name="" style:master-page-name="">
      <style:paragraph-properties style:page-number="auto" fo:break-before="auto" fo:break-after="auto"/>
      <style:text-properties officeooo:rsid="0011daef" officeooo:paragraph-rsid="0011daef"/>
    </style:style>
    <style:style style:name="P114" style:family="paragraph" style:parent-style-name="Heading_20_1">
      <style:paragraph-properties fo:break-before="page"/>
      <style:text-properties officeooo:rsid="0011daef" officeooo:paragraph-rsid="0011daef"/>
    </style:style>
    <style:style style:name="P115" style:family="paragraph" style:parent-style-name="Heading_20_2">
      <style:text-properties officeooo:rsid="008559f5" officeooo:paragraph-rsid="008559f5"/>
    </style:style>
    <style:style style:name="P116" style:family="paragraph" style:parent-style-name="Heading_20_2">
      <style:text-properties officeooo:rsid="00790f27" officeooo:paragraph-rsid="00790f27"/>
    </style:style>
    <style:style style:name="P117" style:family="paragraph" style:parent-style-name="Heading_20_2">
      <style:paragraph-properties fo:break-before="page"/>
      <style:text-properties officeooo:rsid="004627ea" officeooo:paragraph-rsid="00481631"/>
    </style:style>
    <style:style style:name="P118" style:family="paragraph" style:parent-style-name="Heading_20_2">
      <style:text-properties officeooo:rsid="000fab3f" officeooo:paragraph-rsid="00481631"/>
    </style:style>
    <style:style style:name="P119" style:family="paragraph" style:parent-style-name="Heading_20_2">
      <style:text-properties officeooo:rsid="000fab3f" officeooo:paragraph-rsid="000fab3f"/>
    </style:style>
    <style:style style:name="P120" style:family="paragraph" style:parent-style-name="Heading_20_2">
      <style:paragraph-properties fo:break-before="page"/>
      <style:text-properties officeooo:paragraph-rsid="005a6e81"/>
    </style:style>
    <style:style style:name="P121" style:family="paragraph" style:parent-style-name="Heading_20_2">
      <style:paragraph-properties fo:break-before="page"/>
    </style:style>
    <style:style style:name="P122" style:family="paragraph" style:parent-style-name="Heading_20_2" style:master-page-name="">
      <style:paragraph-properties style:page-number="auto" fo:break-before="auto" fo:break-after="auto"/>
      <style:text-properties officeooo:rsid="0011daef" officeooo:paragraph-rsid="0011daef"/>
    </style:style>
    <style:style style:name="P123" style:family="paragraph" style:parent-style-name="Text_20_body" style:list-style-name="L1">
      <style:text-properties officeooo:rsid="0011daef" officeooo:paragraph-rsid="0011dae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391a03" style:font-size-asian="10pt" style:font-size-complex="10pt"/>
    </style:style>
    <style:style style:name="T3" style:family="text">
      <style:text-properties officeooo:rsid="006c7d10"/>
    </style:style>
    <style:style style:name="T4" style:family="text">
      <style:text-properties officeooo:rsid="000fab3f"/>
    </style:style>
    <style:style style:name="T5" style:family="text">
      <style:text-properties officeooo:rsid="008559f5"/>
    </style:style>
    <style:style style:name="T6" style:family="text">
      <style:text-properties style:text-position="super 58%" officeooo:rsid="00ba20ca"/>
    </style:style>
    <style:style style:name="T7" style:family="text">
      <style:text-properties officeooo:rsid="000d39c5"/>
    </style:style>
    <style:style style:name="T8" style:family="text">
      <style:text-properties officeooo:rsid="004627ea"/>
    </style:style>
    <style:style style:name="T9" style:family="text">
      <style:text-properties officeooo:rsid="00391a03"/>
    </style:style>
    <style:style style:name="T10" style:family="text">
      <style:text-properties officeooo:rsid="00340d3a"/>
    </style:style>
    <style:style style:name="T11" style:family="text">
      <style:text-properties officeooo:rsid="0031e064"/>
    </style:style>
    <style:style style:name="T12" style:family="text">
      <style:text-properties officeooo:rsid="00481631"/>
    </style:style>
    <style:style style:name="T13" style:family="text">
      <style:text-properties officeooo:rsid="00282333"/>
    </style:style>
    <style:style style:name="T14" style:family="text">
      <style:text-properties officeooo:rsid="00184ccb"/>
    </style:style>
    <style:style style:name="T15" style:family="text">
      <style:text-properties officeooo:rsid="000de675"/>
    </style:style>
    <style:style style:name="T16" style:family="text">
      <style:text-properties officeooo:rsid="00112e16"/>
    </style:style>
    <style:style style:name="T17" style:family="text">
      <style:text-properties officeooo:rsid="0012f4bd"/>
    </style:style>
    <style:style style:name="T18" style:family="text">
      <style:text-properties officeooo:rsid="00493075"/>
    </style:style>
    <style:style style:name="T19" style:family="text">
      <style:text-properties officeooo:rsid="0083fdb7"/>
    </style:style>
    <style:style style:name="T20" style:family="text">
      <style:text-properties officeooo:rsid="008d1672"/>
    </style:style>
    <style:style style:name="T21" style:family="text">
      <style:text-properties officeooo:rsid="009fa953"/>
    </style:style>
    <style:style style:name="T22" style:family="text">
      <style:text-properties officeooo:rsid="00ad147e"/>
    </style:style>
    <style:style style:name="T23" style:family="text">
      <style:text-properties officeooo:rsid="00adf1e2"/>
    </style:style>
    <style:style style:name="T24" style:family="text">
      <style:text-properties officeooo:rsid="00afb8d3"/>
    </style:style>
    <style:style style:name="T25" style:family="text">
      <style:text-properties officeooo:rsid="00b14ea2"/>
    </style:style>
    <style:style style:name="T26" style:family="text">
      <style:text-properties officeooo:rsid="00b1b454"/>
    </style:style>
    <style:style style:name="T27" style:family="text">
      <style:text-properties fo:font-style="normal" officeooo:rsid="00b14ea2" style:font-style-asian="normal" style:font-style-complex="normal"/>
    </style:style>
    <style:style style:name="T28" style:family="text">
      <style:text-properties officeooo:rsid="00b264cd"/>
    </style:style>
    <style:style style:name="T29" style:family="text">
      <style:text-properties officeooo:rsid="00b29f77"/>
    </style:style>
    <style:style style:name="T30" style:family="text">
      <style:text-properties officeooo:rsid="00b37e7a"/>
    </style:style>
    <style:style style:name="T31" style:family="text">
      <style:text-properties officeooo:rsid="00ba20ca"/>
    </style:style>
    <style:style style:name="T32" style:family="text">
      <style:text-properties officeooo:rsid="00bab24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9">WIMBORNE MODEL TOWN</text:p>
      <text:p text:style-name="P5">DEVELOPMENT</text:p>
      <text:p text:style-name="P4"><text:span text:style-name="T11">RIVER SYSTEM </text:span><text:span text:style-name="T29">REPLACEMENT</text:span><text:span text:style-name="T22"> NAS BOX </text:span>REQUIREMENTS</text:p>
      <text:p text:style-name="P2">Issue <text:span text:style-name="T3">0.</text:span><text:span text:style-name="T31">2</text:span></text:p>
      <text:p text:style-name="P6"><text:span text:style-name="T31">9</text:span><text:span text:style-name="T6">th</text:span><text:span text:style-name="T31"> A</text:span>ugust 2022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Image2" text:anchor-type="paragraph" svg:x="7.636cm" svg:y="0.87cm" svg:width="1.729cm" svg:height="1.729cm" draw:z-index="0"><draw:image xlink:href="Pictures/1000000100000040000000408F19BCEA5C235579.png" xlink:type="simple" xlink:show="embed" xlink:actuate="onLoad" draw:mime-type="image/png"/></draw:frame></text:p>
      <text:p text:style-name="Text_20_body"/>
      <text:p text:style-name="P92"/>
      <text:p text:style-name="P92"/>
      <text:p text:style-name="P92">This work is licensed under the Creative Commons Attribution-NonCommercial-ShareAlike 4.0 International License. To view a copy of this license, visit http://creativecommons.org/licenses/by-nc-sa/4.0/.</text:p>
      <text:p text:style-name="P3"/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95"><text:a xlink:type="simple" xlink:href="#__RefHeading___Toc121_2006520353" text:style-name="Index_20_Link" text:visited-style-name="Index_20_Link"><text:s/>1 <text:s/>INTRODUCTION<text:tab/>3</text:a></text:p>
          <text:p text:style-name="P94"><text:a xlink:type="simple" xlink:href="#__RefHeading___Toc2543_437433743" text:style-name="Index_20_Link" text:visited-style-name="Index_20_Link"><text:s/>1.1 <text:s/>BACKGROUND TO THE REQUIREMENTS<text:tab/>3</text:a></text:p>
          <text:p text:style-name="P94"><text:a xlink:type="simple" xlink:href="#__RefHeading___Toc8687_2015128553" text:style-name="Index_20_Link" text:visited-style-name="Index_20_Link"><text:s/>1.2 <text:s/>Related Documents<text:tab/>4</text:a></text:p>
          <text:p text:style-name="P95"><text:a xlink:type="simple" xlink:href="#__RefHeading___Toc2547_437433743" text:style-name="Index_20_Link" text:visited-style-name="Index_20_Link"><text:s/>2 <text:s/>DETAILED REQUIREMENTS<text:tab/>5</text:a></text:p>
          <text:p text:style-name="P94"><text:a xlink:type="simple" xlink:href="#__RefHeading___Toc2553_437433743" text:style-name="Index_20_Link" text:visited-style-name="Index_20_Link"><text:s/>2.1 <text:s/>Functional<text:tab/>5</text:a></text:p>
          <text:p text:style-name="P94"><text:a xlink:type="simple" xlink:href="#__RefHeading___Toc2320_1640600253" text:style-name="Index_20_Link" text:visited-style-name="Index_20_Link"><text:s/>2.2 <text:s/>Environmental<text:tab/>6</text:a></text:p>
          <text:p text:style-name="P94"><text:a xlink:type="simple" xlink:href="#__RefHeading___Toc129_2006520353" text:style-name="Index_20_Link" text:visited-style-name="Index_20_Link"><text:s/>2.3 <text:s/>Reliability<text:tab/>6</text:a></text:p>
          <text:p text:style-name="P94"><text:a xlink:type="simple" xlink:href="#__RefHeading___Toc131_2006520353" text:style-name="Index_20_Link" text:visited-style-name="Index_20_Link"><text:s/>2.4 <text:s/>Maintainability<text:tab/>7</text:a></text:p>
          <text:p text:style-name="P94"><text:a xlink:type="simple" xlink:href="#__RefHeading___Toc133_2006520353" text:style-name="Index_20_Link" text:visited-style-name="Index_20_Link"><text:s/>2.5 <text:s/>Safety<text:tab/>7</text:a></text:p>
          <text:p text:style-name="P94"><text:a xlink:type="simple" xlink:href="#__RefHeading___Toc135_2006520353" text:style-name="Index_20_Link" text:visited-style-name="Index_20_Link"><text:s/>2.6 <text:s/>Documentation<text:tab/>8</text:a></text:p>
          <text:p text:style-name="P94"><text:a xlink:type="simple" xlink:href="#__RefHeading___Toc459_2006520353" text:style-name="Index_20_Link" text:visited-style-name="Index_20_Link"><text:s/>2.7 <text:s/>Miscellaneous<text:tab/>8</text:a></text:p>
          <text:p text:style-name="P95"><text:a xlink:type="simple" xlink:href="#__RefHeading___Toc567_2006520353" text:style-name="Index_20_Link" text:visited-style-name="Index_20_Link"><text:s/>3 <text:s/>ASSUMPTIONS<text:tab/>9</text:a></text:p>
        </text:index-body>
      </text:table-of-content>
      <text:table-index text:style-name="Sect1" text:protected="true" text:name="Index of Tables1">
        <text:table-index-source text:caption-sequence-name="Table" text:caption-sequence-format="text">
          <text:index-title-template text:style-name="Table_20_index_20_heading">Index of Table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Index of Tables1_Head">
            <text:p text:style-name="Table_20_index_20_heading">Index of Tables</text:p>
          </text:index-title>
          <text:p text:style-name="P96">Table 1: NAS Box Options for Replacement<text:tab/>3</text:p>
          <text:p text:style-name="P96">Table 2: Related Documents<text:tab/>4</text:p>
          <text:p text:style-name="P96">Table 3: Functional Requirements<text:tab/>5</text:p>
          <text:p text:style-name="P96">Table 4: Environmental Requirements<text:tab/>6</text:p>
          <text:p text:style-name="P96">Table 5: Reliability Requirements<text:tab/>6</text:p>
          <text:p text:style-name="P96">Table 6: Maintainability Requirements<text:tab/>7</text:p>
          <text:p text:style-name="P96">Table 7: Safety Requirements<text:tab/>7</text:p>
          <text:p text:style-name="P96">Table 8: Documentation Requirements<text:tab/>8</text:p>
          <text:p text:style-name="P96">Table 9: Miscellaneous Requirements<text:tab/>8</text:p>
        </text:index-body>
      </text:table-index>
      <text:p text:style-name="Standard"/>
      <text:h text:style-name="P110" text:outline-level="1"><text:bookmark-start text:name="__RefHeading___Toc121_2006520353"/>INTRODUCTION<text:bookmark-end text:name="__RefHeading___Toc121_2006520353"/></text:h>
      <text:p text:style-name="P84">This document details the requirements for a <text:span text:style-name="T22">replacement Network Attached Storage (NAS) device to replace the current D-Link unit being used to store River System data at </text:span>Wimborne Model Town.</text:p>
      <text:h text:style-name="Heading_20_2" text:outline-level="2"><text:bookmark-start text:name="__RefHeading___Toc2543_437433743"/>BACKGROUND TO THE REQUIREMENTS<text:bookmark-end text:name="__RefHeading___Toc2543_437433743"/></text:h>
      <text:p text:style-name="P106">In June 2019 it was decided that a better way to store readings and River System status information was needed. <text:s/>Previously distributed files on each Raspberry Pi had been used, but this resulted in difficulties assessing the data, especially when trying to compare readings at specific times. <text:s/>A D-Link DNS 320L NAS Box became available and this was configured to store the data in a database.</text:p>
      <text:p text:style-name="P106">The exercise proved to be less than simple because the proprietary hardware in the device was running a very old copy of the Linux kernel and used a fairly obscure processor. <text:s/><text:span text:style-name="T32">Several of the existing tools were recompiled with newer versions, but compiling a</text:span> newer <text:span text:style-name="T32">version of the </text:span><text:s/>kernel <text:span text:style-name="T32">proved impractical</text:span><text:span text:style-name="T23">. <text:s/>Since then, it has been found that there is no further upgrade path so some of the newer features of the OS and the database are unavailable. <text:s/>The lack of the ability to apply updates also increases the security risk, although the device is installed within a private network, with no access to the Internet except via a Virtual Private Network (VPN) Server.</text:span></text:p>
      <text:p text:style-name="P101">The device is now six years old and there is concern that a failure in its electronics could render the device unusable. <text:s/>It has therefore been decided to explore the options for replacement. <text:s/>These include:</text:p>
      <text:p text:style-name="P104">Table <text:sequence text:ref-name="refTable0" text:name="Table" text:formula="ooow:Table+1" style:num-format="1">1</text:sequence>: <text:span text:style-name="T23">N</text:span><text:span text:style-name="T30">AS</text:span><text:span text:style-name="T23"> Box Options </text:span><text:span text:style-name="T30">f</text:span><text:span text:style-name="T23">or Replacement</text:span></text:p>
      <table:table table:name="WMTNASBox" table:style-name="WMTNASBox">
        <table:table-column table:style-name="WMTNASBox.A"/>
        <table:table-column table:style-name="WMTNASBox.B"/>
        <table:table-column table:style-name="WMTNASBox.C"/>
        <table:table-header-rows>
          <table:table-row table:style-name="TableLine94591956148272">
            <table:table-cell table:style-name="WMTNASBox.A1" office:value-type="string">
              <text:p text:style-name="P100">Solution</text:p>
            </table:table-cell>
            <table:table-cell table:style-name="WMTNASBox.A1" office:value-type="string">
              <text:p text:style-name="P100">Advantages</text:p>
            </table:table-cell>
            <table:table-cell table:style-name="WMTNASBox.A1" office:value-type="string">
              <text:p text:style-name="P100">Disadvantages</text:p>
            </table:table-cell>
          </table:table-row>
        </table:table-header-rows>
        <table:table-row table:style-name="TableLine94591956385664">
          <table:table-cell table:style-name="WMTNASBox.A1" office:value-type="string">
            <text:p text:style-name="P99">New Proprietary NAS Box</text:p>
          </table:table-cell>
          <table:table-cell table:style-name="WMTNASBox.A1" office:value-type="string">
            <text:p text:style-name="P99">Relatively Easy to do if the Manufacture supports the device and keeps it up to date.</text:p>
          </table:table-cell>
          <table:table-cell table:style-name="WMTNASBox.A1" office:value-type="string">
            <text:p text:style-name="P99">Very difficult to do and maintain if the Manufacture does not support the device and keeps it up to date.</text:p>
            <text:p text:style-name="P99"/>
            <text:p text:style-name="P99">Expensive.</text:p>
            <text:p text:style-name="P99"/>
          </table:table-cell>
        </table:table-row>
        <table:table-row table:style-name="TableLine94591956386448">
          <table:table-cell table:style-name="WMTNASBox.A1" office:value-type="string">
            <text:p text:style-name="P99">Recycled Proprietary NAS Box</text:p>
          </table:table-cell>
          <table:table-cell table:style-name="WMTNASBox.A1" office:value-type="string">
            <text:p text:style-name="P99">Dittto.</text:p>
            <text:p text:style-name="P99"/>
            <text:p text:style-name="P99">Cheap</text:p>
          </table:table-cell>
          <table:table-cell table:style-name="WMTNASBox.A1" office:value-type="string">
            <text:p text:style-name="P99">Very difficult to do and maintain if the Manufacture does not support the device and keeps it up to date.</text:p>
            <text:p text:style-name="P99"/>
          </table:table-cell>
        </table:table-row>
        <table:table-row table:style-name="WMTNASBox.4">
          <table:table-cell table:style-name="WMTNASBox.A1" office:value-type="string">
            <text:p text:style-name="P99">NAS Box Constructed from a recycled PC running an up-to-date version of Linux.</text:p>
          </table:table-cell>
          <table:table-cell table:style-name="WMTNASBox.A1" office:value-type="string">
            <text:p text:style-name="P99">Easy to setup using the many articles, tutorials and videos on the Internet.</text:p>
            <text:p text:style-name="P99"/>
            <text:p text:style-name="P99">Cheap</text:p>
            <text:p text:style-name="P99"/>
            <text:p text:style-name="P103">The hardware can be replaced in the event of failure by replacing the recycled PC with a newer and more up to date one.</text:p>
            <text:p text:style-name="P103"/>
          </table:table-cell>
          <table:table-cell table:style-name="WMTNASBox.A1" office:value-type="string">
            <text:p text:style-name="P99">Noisy and Bulky.</text:p>
            <text:p text:style-name="Table_20_Contents"/>
          </table:table-cell>
        </table:table-row>
        <text:soft-page-break/>
        <table:table-row table:style-name="WMTNASBox.4">
          <table:table-cell table:style-name="WMTNASBox.A1" office:value-type="string">
            <text:p text:style-name="P102">NAS Box Constructed from a <text:span text:style-name="T24">Raspberry Pi</text:span> running an up-to-date version of Linux.</text:p>
          </table:table-cell>
          <table:table-cell table:style-name="WMTNASBox.A1" office:value-type="string">
            <text:p text:style-name="P103">Relatively e<text:span text:style-name="T23">asy to setup using the many articles, tutorials and videos on the Internet.</text:span></text:p>
            <text:p text:style-name="P103"/>
            <text:p text:style-name="P103">The hardware can be replaced in the event of failure using off-the shelf and potentially newer Raspberry Pi versions.</text:p>
          </table:table-cell>
          <table:table-cell table:style-name="WMTNASBox.A1" office:value-type="string">
            <text:p text:style-name="P103">There are no Raspberry Pi Versions at present that provide SATA or PCIe interfaces.</text:p>
            <text:p text:style-name="P103"/>
            <text:p text:style-name="P103">If USB is used, then data transfer rates might be unacceptably low unless a Pi with a recent USB interface was used.</text:p>
            <text:p text:style-name="P103"/>
            <text:p text:style-name="P103">Costs would be higher than using recycled devices but probably cheaper than a new NAS Box.</text:p>
          </table:table-cell>
        </table:table-row>
      </table:table>
      <text:p text:style-name="P101"/>
      <text:p text:style-name="Text_20_body"><text:span text:style-name="T24">Assuming that it is decided </text:span>to undertake the <text:span text:style-name="T24">project, then the</text:span> budgetary constraints of the <text:span text:style-name="T24">WMT must be considered in any proposed solution.</text:span></text:p>
      <text:h text:style-name="P115" text:outline-level="2"><text:bookmark-start text:name="__RefHeading___Toc8687_2015128553"/>Related Documents<text:bookmark-end text:name="__RefHeading___Toc8687_2015128553"/></text:h>
      <text:p text:style-name="P79">The following documents have been used as the source materials for these Requirements.</text:p>
      <text:p text:style-name="Table_20_Heading">Table <text:sequence text:ref-name="refTable1" text:name="Table" text:formula="ooow:Table+1" style:num-format="1">2</text:sequence>: Related Documents</text:p>
      <text:p text:style-name="Table_20_Heading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94591956397584">
          <table:table-cell table:style-name="Table9.A1" office:value-type="string">
            <text:p text:style-name="P65">No</text:p>
          </table:table-cell>
          <table:table-cell table:style-name="Table9.A1" office:value-type="string">
            <text:p text:style-name="P71">Requirement</text:p>
          </table:table-cell>
          <table:table-cell table:style-name="Table9.C1" office:value-type="string">
            <text:p text:style-name="P73">Iss<text:span text:style-name="T5">ue</text:span> / <text:span text:style-name="T5">Date</text:span></text:p>
          </table:table-cell>
        </table:table-row>
        <table:table-row table:style-name="TableLine94591956420176">
          <table:table-cell table:style-name="Table9.A2" office:value-type="string">
            <text:p text:style-name="P77">1</text:p>
          </table:table-cell>
          <table:table-cell table:style-name="Table9.A2" office:value-type="string">
            <text:p text:style-name="P107">WMT River System Design</text:p>
          </table:table-cell>
          <table:table-cell table:style-name="Table9.C2" office:value-type="string">
            <text:p text:style-name="P105">0.5</text:p>
          </table:table-cell>
        </table:table-row>
        <table:table-row table:style-name="TableLine94591956422112">
          <table:table-cell table:style-name="Table9.A2" office:value-type="string">
            <text:p text:style-name="P77">2</text:p>
          </table:table-cell>
          <table:table-cell table:style-name="Table9.A2" office:value-type="string">
            <text:p text:style-name="P107">WMT River System Sogtware Design</text:p>
          </table:table-cell>
          <table:table-cell table:style-name="Table9.C2" office:value-type="string">
            <text:p text:style-name="P105">0.12</text:p>
          </table:table-cell>
        </table:table-row>
        <table:table-row table:style-name="TableLine94591956422944">
          <table:table-cell table:style-name="Table9.A2" office:value-type="string">
            <text:p text:style-name="P80"/>
          </table:table-cell>
          <table:table-cell table:style-name="Table9.A2" office:value-type="string">
            <text:p text:style-name="P78"/>
          </table:table-cell>
          <table:table-cell table:style-name="Table9.C2" office:value-type="string">
            <text:p text:style-name="P80"/>
          </table:table-cell>
        </table:table-row>
        <table:table-row table:style-name="TableLine94591956423808">
          <table:table-cell table:style-name="Table9.A2" office:value-type="string">
            <text:p text:style-name="P80"/>
          </table:table-cell>
          <table:table-cell table:style-name="Table9.A2" office:value-type="string">
            <text:p text:style-name="P78"/>
          </table:table-cell>
          <table:table-cell table:style-name="Table9.C2" office:value-type="string">
            <text:p text:style-name="P74"/>
          </table:table-cell>
        </table:table-row>
        <table:table-row table:style-name="TableLine94591956424832">
          <table:table-cell table:style-name="Table9.A2" office:value-type="string">
            <text:p text:style-name="P75"/>
          </table:table-cell>
          <table:table-cell table:style-name="Table9.A2" office:value-type="string">
            <text:p text:style-name="P76"/>
          </table:table-cell>
          <table:table-cell table:style-name="Table9.C2" office:value-type="string">
            <text:p text:style-name="P75"/>
          </table:table-cell>
        </table:table-row>
        <table:table-row table:style-name="TableLine94591956425728">
          <table:table-cell table:style-name="Table9.A2" office:value-type="string">
            <text:p text:style-name="P81"/>
          </table:table-cell>
          <table:table-cell table:style-name="Table9.A2" office:value-type="string">
            <text:p text:style-name="P82"/>
          </table:table-cell>
          <table:table-cell table:style-name="Table9.C2" office:value-type="string">
            <text:p text:style-name="P81"/>
          </table:table-cell>
        </table:table-row>
      </table:table>
      <text:p text:style-name="P79"/>
      <text:h text:style-name="P111" text:outline-level="1"/>
      <text:h text:style-name="P112" text:outline-level="1"><text:bookmark-start text:name="__RefHeading___Toc2547_437433743"/><text:span text:style-name="T25">DETAILED</text:span> REQUIREMENTS<text:bookmark-end text:name="__RefHeading___Toc2547_437433743"/></text:h>
      <text:p text:style-name="P83">The following <text:span text:style-name="T25">detailed</text:span> requirements <text:span text:style-name="T25">for the replacement NAS Box </text:span></text:p>
      <text:h text:style-name="P116" text:outline-level="2"><text:bookmark-start text:name="__RefHeading___Toc2553_437433743"/>Functional<text:bookmark-end text:name="__RefHeading___Toc2553_437433743"/></text:h>
      <text:p text:style-name="P72"><text:span text:style-name="T20">T</text:span>he functionality required of <text:span text:style-name="T25">the replacement NAS Box are provided in Table 3 below</text:span>.</text:p>
      <text:p text:style-name="Table_20_Heading">Table <text:sequence text:ref-name="refTable2" text:name="Table" text:formula="ooow:Table+1" style:num-format="1">3</text:sequence>: <text:span text:style-name="T25">Functional</text:span> Requirements</text:p>
      <text:p text:style-name="Table_20_Heading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94591956441504">
          <table:table-cell table:style-name="Table5.A1" office:value-type="string">
            <text:p text:style-name="P64">No</text:p>
          </table:table-cell>
          <table:table-cell table:style-name="Table5.A1" office:value-type="string">
            <text:p text:style-name="P70">Requirement</text:p>
          </table:table-cell>
          <table:table-cell table:style-name="Table5.A1" office:value-type="string">
            <text:p text:style-name="P64">Priority</text:p>
          </table:table-cell>
          <table:table-cell table:style-name="Table5.D1" office:value-type="string">
            <text:p text:style-name="P70">Type</text:p>
          </table:table-cell>
        </table:table-row>
        <table:table-row table:style-name="TableLine94591956497856">
          <table:table-cell table:style-name="Table5.A2" office:value-type="string">
            <text:p text:style-name="P11"><text:span text:style-name="T4">2</text:span>.1.<text:span text:style-name="T26">1</text:span></text:p>
          </table:table-cell>
          <table:table-cell table:style-name="Table5.A2" office:value-type="string">
            <text:p text:style-name="P55">The <text:s/>replacement NAS Box shall provide storage for River System Readings and Status data.</text:p>
          </table:table-cell>
          <table:table-cell table:style-name="Table5.A2" office:value-type="string">
            <text:p text:style-name="P25">1</text:p>
          </table:table-cell>
          <table:table-cell table:style-name="Table5.D2" office:value-type="string">
            <text:p text:style-name="P27">Essential</text:p>
          </table:table-cell>
        </table:table-row>
        <table:table-row table:style-name="TableLine94591956500304">
          <table:table-cell table:style-name="Table5.A2" office:value-type="string">
            <text:p text:style-name="P11"><text:span text:style-name="T4">2</text:span>.<text:span text:style-name="T25">1.1.</text:span><text:span text:style-name="T26">1</text:span></text:p>
          </table:table-cell>
          <table:table-cell table:style-name="Table5.A2" office:value-type="string">
            <text:p text:style-name="P55">The storage provided shall provide fail-over protection for the data such as RAID 1.</text:p>
          </table:table-cell>
          <table:table-cell table:style-name="Table5.A2" office:value-type="string">
            <text:p text:style-name="P45">1</text:p>
          </table:table-cell>
          <table:table-cell table:style-name="Table5.D2" office:value-type="string">
            <text:p text:style-name="P48">Essential</text:p>
          </table:table-cell>
        </table:table-row>
        <table:table-row table:style-name="TableLine94591956501200">
          <table:table-cell table:style-name="Table5.A2" office:value-type="string">
            <text:p text:style-name="P97">2.1.1.2</text:p>
          </table:table-cell>
          <table:table-cell table:style-name="Table5.A2" office:value-type="string">
            <text:p text:style-name="P56">The <text:span text:style-name="T25">storage provided shall </text:span>be at least 100 GB</text:p>
          </table:table-cell>
          <table:table-cell table:style-name="Table5.A2" office:value-type="string">
            <text:p text:style-name="P57">1</text:p>
          </table:table-cell>
          <table:table-cell table:style-name="Table5.D2" office:value-type="string">
            <text:p text:style-name="P56">Essential</text:p>
          </table:table-cell>
        </table:table-row>
        <table:table-row table:style-name="TableLine94591956502176">
          <table:table-cell table:style-name="Table5.A2" office:value-type="string">
            <text:p text:style-name="P11"><text:span text:style-name="T4">2</text:span>.<text:span text:style-name="T26">1.</text:span><text:span text:style-name="T25">2</text:span></text:p>
          </table:table-cell>
          <table:table-cell table:style-name="Table5.A2" office:value-type="string">
            <text:p text:style-name="P55">The <text:s/>replacement NAS Box shall run an up to date version of Linux.</text:p>
          </table:table-cell>
          <table:table-cell table:style-name="Table5.A2" office:value-type="string">
            <text:p text:style-name="P25">1</text:p>
          </table:table-cell>
          <table:table-cell table:style-name="Table5.D2" office:value-type="string">
            <text:p text:style-name="P27">Essential</text:p>
          </table:table-cell>
        </table:table-row>
        <table:table-row table:style-name="TableLine94591956503584">
          <table:table-cell table:style-name="Table5.A2" office:value-type="string">
            <text:p text:style-name="P98"><text:span text:style-name="T4">2</text:span>.<text:span text:style-name="T26">1.</text:span><text:span text:style-name="T25">2.1</text:span></text:p>
          </table:table-cell>
          <table:table-cell table:style-name="Table5.A2" office:value-type="string">
            <text:p text:style-name="P55">It shall be possible to easily update the Linux software.</text:p>
          </table:table-cell>
          <table:table-cell table:style-name="Table5.A2" office:value-type="string">
            <text:p text:style-name="P45">1</text:p>
          </table:table-cell>
          <table:table-cell table:style-name="Table5.D2" office:value-type="string">
            <text:p text:style-name="P48">Essential</text:p>
          </table:table-cell>
        </table:table-row>
        <table:table-row table:style-name="TableLine94591956504592">
          <table:table-cell table:style-name="Table5.A2" office:value-type="string">
            <text:p text:style-name="P98"><text:span text:style-name="T4">2.</text:span><text:span text:style-name="T26">1</text:span>.<text:span text:style-name="T26">2</text:span><text:span text:style-name="T25">.</text:span><text:span text:style-name="T26">2</text:span></text:p>
          </table:table-cell>
          <table:table-cell table:style-name="Table5.A2" office:value-type="string">
            <text:p text:style-name="P55">It shall be possible to easily update the Linux software.</text:p>
          </table:table-cell>
          <table:table-cell table:style-name="Table5.A2" office:value-type="string">
            <text:p text:style-name="P45">1</text:p>
          </table:table-cell>
          <table:table-cell table:style-name="Table5.D2" office:value-type="string">
            <text:p text:style-name="P48">Essential</text:p>
          </table:table-cell>
        </table:table-row>
        <table:table-row table:style-name="TableLine94591956505648">
          <table:table-cell table:style-name="Table5.A2" office:value-type="string">
            <text:p text:style-name="P98"><text:span text:style-name="T4">2.</text:span><text:span text:style-name="T26">1</text:span>.<text:span text:style-name="T26">3</text:span></text:p>
          </table:table-cell>
          <table:table-cell table:style-name="Table5.A2" office:value-type="string">
            <text:p text:style-name="P55">The <text:s/>replacement NAS Box shall run a compatible version of the database on the current NAS Box.</text:p>
          </table:table-cell>
          <table:table-cell table:style-name="Table5.A2" office:value-type="string">
            <text:p text:style-name="P25">1</text:p>
          </table:table-cell>
          <table:table-cell table:style-name="Table5.D2" office:value-type="string">
            <text:p text:style-name="P27">Essential</text:p>
          </table:table-cell>
        </table:table-row>
        <table:table-row table:style-name="TableLine94591956506704">
          <table:table-cell table:style-name="Table5.A2" office:value-type="string">
            <text:p text:style-name="P98"><text:span text:style-name="T4">2.</text:span><text:span text:style-name="T26">1</text:span>.<text:span text:style-name="T26">3.1</text:span></text:p>
          </table:table-cell>
          <table:table-cell table:style-name="Table5.A2" office:value-type="string">
            <text:p text:style-name="P55">It shall be possible to easily update the <text:span text:style-name="T26">database</text:span> software.</text:p>
          </table:table-cell>
          <table:table-cell table:style-name="Table5.A2" office:value-type="string">
            <text:p text:style-name="P45">1</text:p>
          </table:table-cell>
          <table:table-cell table:style-name="Table5.D2" office:value-type="string">
            <text:p text:style-name="P48">Essential</text:p>
          </table:table-cell>
        </table:table-row>
        <table:table-row table:style-name="TableLine94591956508208">
          <table:table-cell table:style-name="Table5.A2" office:value-type="string">
            <text:p text:style-name="P97">2.1.4</text:p>
          </table:table-cell>
          <table:table-cell table:style-name="Table5.A2" office:value-type="string">
            <text:p text:style-name="P56">It shall be possible to run the existing WMT custom software on the <text:s/><text:span text:style-name="T25">replacement NAS Box</text:span></text:p>
          </table:table-cell>
          <table:table-cell table:style-name="Table5.A2" office:value-type="string">
            <text:p text:style-name="P45">1</text:p>
          </table:table-cell>
          <table:table-cell table:style-name="Table5.D2" office:value-type="string">
            <text:p text:style-name="P48">Essential</text:p>
          </table:table-cell>
        </table:table-row>
        <table:table-row table:style-name="TableLine94591956509264">
          <table:table-cell table:style-name="Table5.A2" office:value-type="string">
            <text:p text:style-name="P97">2.1.5</text:p>
          </table:table-cell>
          <table:table-cell table:style-name="Table5.A2" office:value-type="string">
            <text:p text:style-name="P56">The <text:span text:style-name="T25">replacement NAS Box shall </text:span>be constructed from computer hardware that is easy to repair.</text:p>
          </table:table-cell>
          <table:table-cell table:style-name="Table5.A2" office:value-type="string">
            <text:p text:style-name="P57">2</text:p>
          </table:table-cell>
          <table:table-cell table:style-name="Table5.D2" office:value-type="string">
            <text:p text:style-name="P56">Desirable</text:p>
          </table:table-cell>
        </table:table-row>
        <table:table-row table:style-name="TableLine94591956510320">
          <table:table-cell table:style-name="Table5.A2" office:value-type="string">
            <text:p text:style-name="P97">2.1.6</text:p>
          </table:table-cell>
          <table:table-cell table:style-name="Table5.A2" office:value-type="string">
            <text:p text:style-name="P56">The <text:span text:style-name="T25">replacement NAS Box shall </text:span>be constructed from computer hardware that is easy to upgrade.</text:p>
          </table:table-cell>
          <table:table-cell table:style-name="Table5.A2" office:value-type="string">
            <text:p text:style-name="P57">2</text:p>
          </table:table-cell>
          <table:table-cell table:style-name="Table5.D2" office:value-type="string">
            <text:p text:style-name="P56">Desirable</text:p>
          </table:table-cell>
        </table:table-row>
        <table:table-row table:style-name="TableLine94591956511376"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2"/>
          </table:table-cell>
          <table:table-cell table:style-name="Table5.D2" office:value-type="string">
            <text:p text:style-name="P33"/>
          </table:table-cell>
        </table:table-row>
      </table:table>
      <text:p text:style-name="P12"/>
      <text:h text:style-name="P117" text:outline-level="2"><text:bookmark-start text:name="__RefHeading___Toc2320_1640600253"/>Environmental<text:bookmark-end text:name="__RefHeading___Toc2320_1640600253"/></text:h>
      <text:p text:style-name="P88"><text:span text:style-name="T7">The Table below details the environmental requirements of the </text:span><text:span text:style-name="T26">replacement NAS Box</text:span><text:span text:style-name="T7">, their priority and type</text:span>.</text:p>
      <text:p text:style-name="P9">Table <text:sequence text:ref-name="refTable3" text:name="Table" text:formula="ooow:Table+1" style:num-format="1">4</text:sequence>: <text:span text:style-name="T12">Environmental</text:span> Requirements</text:p>
      <text:p text:style-name="P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94591956516464">
          <table:table-cell table:style-name="Table3.A1" office:value-type="string">
            <text:p text:style-name="P63">No</text:p>
          </table:table-cell>
          <table:table-cell table:style-name="Table3.A1" office:value-type="string">
            <text:p text:style-name="P69">Requirement</text:p>
          </table:table-cell>
          <table:table-cell table:style-name="Table3.A1" office:value-type="string">
            <text:p text:style-name="P63">Priority</text:p>
          </table:table-cell>
          <table:table-cell table:style-name="Table3.D1" office:value-type="string">
            <text:p text:style-name="P69">Type</text:p>
          </table:table-cell>
        </table:table-row>
        <table:table-row table:style-name="TableLine94591956529312">
          <table:table-cell table:style-name="Table3.A2" office:value-type="string">
            <text:p text:style-name="P8"><text:span text:style-name="T26">2.2</text:span>.<text:span text:style-name="T26">1</text:span></text:p>
          </table:table-cell>
          <table:table-cell table:style-name="Table3.A2" office:value-type="string">
            <text:p text:style-name="P21"><text:span text:style-name="T8">All electronic components of the </text:span>system <text:span text:style-name="T8">that are installed</text:span>.</text:p>
          </table:table-cell>
          <table:table-cell table:style-name="Table3.A2" office:value-type="string">
            <text:p text:style-name="P24">1</text:p>
          </table:table-cell>
          <table:table-cell table:style-name="Table3.D2" office:value-type="string">
            <text:p text:style-name="P21">Essential</text:p>
          </table:table-cell>
        </table:table-row>
        <table:table-row table:style-name="TableLine94591956531568">
          <table:table-cell table:style-name="Table3.A2" office:value-type="string">
            <text:p text:style-name="P97">2.2.2</text:p>
          </table:table-cell>
          <table:table-cell table:style-name="Table3.A2" office:value-type="string">
            <text:p text:style-name="P21"><text:span text:style-name="T8">All electronic components</text:span> shall <text:span text:style-name="T4">be adequately cooled</text:span>.</text:p>
          </table:table-cell>
          <table:table-cell table:style-name="Table3.A2" office:value-type="string">
            <text:p text:style-name="P44">1</text:p>
          </table:table-cell>
          <table:table-cell table:style-name="Table3.D2" office:value-type="string">
            <text:p text:style-name="P47">Essential</text:p>
          </table:table-cell>
        </table:table-row>
      </table:table>
      <text:p text:style-name="Standard"/>
      <text:h text:style-name="P118" text:outline-level="2"><text:bookmark-start text:name="__RefHeading___Toc129_2006520353"/>Reliability<text:bookmark-end text:name="__RefHeading___Toc129_2006520353"/></text:h>
      <text:p text:style-name="P85"><text:span text:style-name="T7">The Table below details the reliability required of the system, it's priority and type</text:span>.</text:p>
      <text:p text:style-name="Table_20_Heading">Table <text:sequence text:ref-name="refTable4" text:name="Table" text:formula="ooow:Table+1" style:num-format="1">5</text:sequence>: Reliability Requirements</text:p>
      <text:p text:style-name="Table_20_Heading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Line94591956536864">
            <table:table-cell table:style-name="Table2.A1" office:value-type="string">
              <text:p text:style-name="P60">No</text:p>
            </table:table-cell>
            <table:table-cell table:style-name="Table2.A1" office:value-type="string">
              <text:p text:style-name="P66">Requirement</text:p>
            </table:table-cell>
            <table:table-cell table:style-name="Table2.A1" office:value-type="string">
              <text:p text:style-name="P60">Priority</text:p>
            </table:table-cell>
            <table:table-cell table:style-name="Table2.D1" office:value-type="string">
              <text:p text:style-name="P66">Type</text:p>
            </table:table-cell>
          </table:table-row>
        </table:table-header-rows>
        <table:table-row table:style-name="TableLine94591956557600">
          <table:table-cell table:style-name="Table2.A2" office:value-type="string">
            <text:p text:style-name="Req_20_No"><text:span text:style-name="T26">2.3</text:span>.1</text:p>
          </table:table-cell>
          <table:table-cell table:style-name="Table2.A2" office:value-type="string">
            <text:p text:style-name="P28">The <text:span text:style-name="T25">replacement NAS Box</text:span> shall <text:span text:style-name="T4">be designed to be fail-safe in the event of a power supply failure</text:span>.</text:p>
          </table:table-cell>
          <table:table-cell table:style-name="Table2.A2" office:value-type="string">
            <text:p text:style-name="P22">1</text:p>
          </table:table-cell>
          <table:table-cell table:style-name="Table2.D2" office:value-type="string">
            <text:p text:style-name="P20">Essential</text:p>
          </table:table-cell>
        </table:table-row>
        <table:table-row table:style-name="TableLine94591956560432">
          <table:table-cell table:style-name="Table2.A2" office:value-type="string">
            <text:p text:style-name="Req_20_No"><text:span text:style-name="T26">2.3</text:span>.2</text:p>
          </table:table-cell>
          <table:table-cell table:style-name="Table2.A2" office:value-type="string">
            <text:p text:style-name="P34">Components shall be <text:span text:style-name="T14">de</text:span>-rated where possible, especially circuits carrying powers <text:span text:style-name="T17">in excess of 1 W</text:span>.</text:p>
          </table:table-cell>
          <table:table-cell table:style-name="Table2.A2" office:value-type="string">
            <text:p text:style-name="P42">1</text:p>
          </table:table-cell>
          <table:table-cell table:style-name="Table2.D2" office:value-type="string">
            <text:p text:style-name="P41">Essential</text:p>
          </table:table-cell>
        </table:table-row>
        <table:table-row table:style-name="TableLine94591956561328">
          <table:table-cell table:style-name="Table2.A2" office:value-type="string">
            <text:p text:style-name="P15"><text:span text:style-name="T26">2.3</text:span>.3</text:p>
          </table:table-cell>
          <table:table-cell table:style-name="Table2.A2" office:value-type="string">
            <text:p text:style-name="P19">The <text:span text:style-name="T25">replacement NAS Box</text:span> <text:span text:style-name="T21">shall </text:span>use redundancy where possible to protect against hardware failures.</text:p>
          </table:table-cell>
          <table:table-cell table:style-name="Table2.A2" office:value-type="string">
            <text:p text:style-name="P18">2</text:p>
          </table:table-cell>
          <table:table-cell table:style-name="Table2.D2" office:value-type="string">
            <text:p text:style-name="P17">Desirable</text:p>
          </table:table-cell>
        </table:table-row>
      </table:table>
      <text:p text:style-name="Standard"/>
      <text:h text:style-name="P120" text:outline-level="2"><text:bookmark-start text:name="__RefHeading___Toc131_2006520353"/>Maintainability<text:bookmark-end text:name="__RefHeading___Toc131_2006520353"/></text:h>
      <text:p text:style-name="P89"><text:span text:style-name="T7">The Table below details the maintainability required of the </text:span><text:span text:style-name="T27">replacement NAS Box</text:span><text:span text:style-name="T7">, it's priority and type</text:span>.</text:p>
      <text:p text:style-name="Table_20_Heading">Table <text:sequence text:ref-name="refTable5" text:name="Table" text:formula="ooow:Table+1" style:num-format="1">6</text:sequence>: Maintainability Requirements</text:p>
      <text:p text:style-name="Table_20_Heading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Line94591956566528">
          <table:table-cell table:style-name="Table4.A1" office:value-type="string">
            <text:p text:style-name="P60">No</text:p>
          </table:table-cell>
          <table:table-cell table:style-name="Table4.A1" office:value-type="string">
            <text:p text:style-name="P66">Requirement</text:p>
          </table:table-cell>
          <table:table-cell table:style-name="Table4.A1" office:value-type="string">
            <text:p text:style-name="P60">Priority</text:p>
          </table:table-cell>
          <table:table-cell table:style-name="Table4.D1" office:value-type="string">
            <text:p text:style-name="P66">Type</text:p>
          </table:table-cell>
        </table:table-row>
        <table:table-row table:style-name="TableLine94591956588864">
          <table:table-cell table:style-name="Table4.A2" office:value-type="string">
            <text:p text:style-name="Req_20_No"><text:span text:style-name="T28">2.4</text:span>.1</text:p>
          </table:table-cell>
          <table:table-cell table:style-name="Table4.A2" office:value-type="string">
            <text:p text:style-name="P28">The <text:span text:style-name="T25">replacement NAS Box</text:span> shall <text:span text:style-name="T4">be designed to be maintainable by suitably qualified Town staff, using only the documentation provided by the developers</text:span>.</text:p>
          </table:table-cell>
          <table:table-cell table:style-name="Table4.A2" office:value-type="string">
            <text:p text:style-name="P22">1</text:p>
          </table:table-cell>
          <table:table-cell table:style-name="Table4.D2" office:value-type="string">
            <text:p text:style-name="P20">Essential</text:p>
          </table:table-cell>
        </table:table-row>
        <table:table-row table:style-name="TableLine94591956591696">
          <table:table-cell table:style-name="Table4.A2" office:value-type="string">
            <text:p text:style-name="Req_20_No"><text:span text:style-name="T28">2.4.</text:span>2</text:p>
          </table:table-cell>
          <table:table-cell table:style-name="Table4.A2" office:value-type="string">
            <text:p text:style-name="P34">Spares shall be provided for any components that are liable to end-of-life o<text:span text:style-name="T13">r</text:span> frequent failure.</text:p>
          </table:table-cell>
          <table:table-cell table:style-name="Table4.A2" office:value-type="string">
            <text:p text:style-name="P42">1</text:p>
          </table:table-cell>
          <table:table-cell table:style-name="Table4.D2" office:value-type="string">
            <text:p text:style-name="P41">Essential</text:p>
          </table:table-cell>
        </table:table-row>
        <table:table-row table:style-name="TableLine94591956592592">
          <table:table-cell table:style-name="Table4.A2" office:value-type="string">
            <text:p text:style-name="Req_20_No"><text:span text:style-name="T28">2.4</text:span>.<text:span text:style-name="T16">3</text:span></text:p>
          </table:table-cell>
          <table:table-cell table:style-name="Table4.A2" office:value-type="string">
            <text:p text:style-name="P34">Backups of any software developed shall be made available for future maintainers.</text:p>
          </table:table-cell>
          <table:table-cell table:style-name="Table4.A2" office:value-type="string">
            <text:p text:style-name="P42">1</text:p>
          </table:table-cell>
          <table:table-cell table:style-name="Table4.D2" office:value-type="string">
            <text:p text:style-name="P41">Essential</text:p>
          </table:table-cell>
        </table:table-row>
        <table:table-row table:style-name="TableLine94591956593568">
          <table:table-cell table:style-name="Table4.A2" office:value-type="string">
            <text:p text:style-name="P108">2.4.4</text:p>
          </table:table-cell>
          <table:table-cell table:style-name="Table4.A2" office:value-type="string">
            <text:p text:style-name="P58">It should be a design goal to limit the size and weight of the <text:s/><text:span text:style-name="T25">replacement NAS Box </text:span>to be similar to the existing device. <text:s/><text:span text:style-name="T32">In particular, the new device should occupy a similar footprint to the existing one.</text:span></text:p>
          </table:table-cell>
          <table:table-cell table:style-name="Table4.A2" office:value-type="string">
            <text:p text:style-name="P59">2</text:p>
          </table:table-cell>
          <table:table-cell table:style-name="Table4.D2" office:value-type="string">
            <text:p text:style-name="P58">Desirable</text:p>
          </table:table-cell>
        </table:table-row>
      </table:table>
      <text:p text:style-name="Standard"/>
      <text:h text:style-name="P119" text:outline-level="2"><text:bookmark-start text:name="__RefHeading___Toc133_2006520353"/>Safety<text:bookmark-end text:name="__RefHeading___Toc133_2006520353"/></text:h>
      <text:p text:style-name="P85"><text:span text:style-name="T7">The Table below details the safety requirements of the system, it's priority and type</text:span>.</text:p>
      <text:p text:style-name="Table_20_Heading">Table <text:sequence text:ref-name="refTable6" text:name="Table" text:formula="ooow:Table+1" style:num-format="1">7</text:sequence>: Safety Requirements</text:p>
      <text:p text:style-name="Table_20_Heading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591956599936">
          <table:table-cell table:style-name="Table6.A1" office:value-type="string">
            <text:p text:style-name="P60">No</text:p>
          </table:table-cell>
          <table:table-cell table:style-name="Table6.A1" office:value-type="string">
            <text:p text:style-name="P66">Requirement</text:p>
          </table:table-cell>
          <table:table-cell table:style-name="Table6.A1" office:value-type="string">
            <text:p text:style-name="P60">Priority</text:p>
          </table:table-cell>
          <table:table-cell table:style-name="Table6.D1" office:value-type="string">
            <text:p text:style-name="P66">Type</text:p>
          </table:table-cell>
        </table:table-row>
        <table:table-row table:style-name="TableLine94591956620016">
          <table:table-cell table:style-name="Table6.A2" office:value-type="string">
            <text:p text:style-name="Req_20_No"><text:span text:style-name="T28">2.5</text:span>.<text:span text:style-name="T15">1</text:span></text:p>
          </table:table-cell>
          <table:table-cell table:style-name="Table6.A2" office:value-type="string">
            <text:p text:style-name="P29">The <text:span text:style-name="T25">replacement NAS Box</text:span> <text:span text:style-name="T19">must</text:span> <text:span text:style-name="T4">be designed such that elements of the system that use mains or high voltage supplies are fully protected to avoid the danger of electrical shock.</text:span></text:p>
          </table:table-cell>
          <table:table-cell table:style-name="Table6.A2" office:value-type="string">
            <text:p text:style-name="P22">1</text:p>
          </table:table-cell>
          <table:table-cell table:style-name="Table6.D2" office:value-type="string">
            <text:p text:style-name="P20">Essential</text:p>
          </table:table-cell>
        </table:table-row>
        <table:table-row table:style-name="TableLine94591956622592">
          <table:table-cell table:style-name="Table6.A2" office:value-type="string">
            <text:p text:style-name="Req_20_No"><text:span text:style-name="T28">2.5</text:span>.2</text:p>
          </table:table-cell>
          <table:table-cell table:style-name="Table6.A2" office:value-type="string">
            <text:p text:style-name="P34"><text:span text:style-name="T17">Power s</text:span>upplies derived from mains <text:span text:style-name="T19">must</text:span> be fully enclosed in a protective case.</text:p>
          </table:table-cell>
          <table:table-cell table:style-name="Table6.A2" office:value-type="string">
            <text:p text:style-name="P42">1</text:p>
          </table:table-cell>
          <table:table-cell table:style-name="Table6.D2" office:value-type="string">
            <text:p text:style-name="P41">Essential</text:p>
          </table:table-cell>
        </table:table-row>
        <table:table-row table:style-name="TableLine94591956623488">
          <table:table-cell table:style-name="Table6.A2" office:value-type="string">
            <text:p text:style-name="P13"><text:span text:style-name="T28">2.5</text:span>.3</text:p>
          </table:table-cell>
          <table:table-cell table:style-name="Table6.A2" office:value-type="string">
            <text:p text:style-name="P51">Any heavy objects, such as <text:span text:style-name="T28">a full size PC case</text:span>, must be adequately secured to prevent inadvertent injury.</text:p>
          </table:table-cell>
          <table:table-cell table:style-name="Table6.A2" office:value-type="string">
            <text:p text:style-name="P52">1</text:p>
          </table:table-cell>
          <table:table-cell table:style-name="Table6.D2" office:value-type="string">
            <text:p text:style-name="P51">Essential</text:p>
          </table:table-cell>
        </table:table-row>
      </table:table>
      <text:p text:style-name="Text_20_body"/>
      <text:h text:style-name="P121" text:outline-level="2"><text:bookmark-start text:name="__RefHeading___Toc135_2006520353"/>Documentation<text:bookmark-end text:name="__RefHeading___Toc135_2006520353"/></text:h>
      <text:p text:style-name="P86"><text:span text:style-name="T7">The Table below details the documentation requirements of the system, it's priority and type</text:span>.</text:p>
      <text:p text:style-name="Table_20_Heading">Table <text:sequence text:ref-name="refTable7" text:name="Table" text:formula="ooow:Table+1" style:num-format="1">8</text:sequence>: Documentation Requirements</text:p>
      <text:p text:style-name="Table_20_Heading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591956319936">
          <table:table-cell table:style-name="Table7.A1" office:value-type="string">
            <text:p text:style-name="P61">No</text:p>
          </table:table-cell>
          <table:table-cell table:style-name="Table7.A1" office:value-type="string">
            <text:p text:style-name="P67">Requirement</text:p>
          </table:table-cell>
          <table:table-cell table:style-name="Table7.A1" office:value-type="string">
            <text:p text:style-name="P61">Priority</text:p>
          </table:table-cell>
          <table:table-cell table:style-name="Table7.D1" office:value-type="string">
            <text:p text:style-name="P67">Type</text:p>
          </table:table-cell>
        </table:table-row>
        <table:table-row table:style-name="TableLine94591957002272">
          <table:table-cell table:style-name="Table7.A2" office:value-type="string">
            <text:p text:style-name="Req_20_No"><text:span text:style-name="T28">2.6</text:span>.<text:span text:style-name="T15">1</text:span></text:p>
          </table:table-cell>
          <table:table-cell table:style-name="Table7.A2" office:value-type="string">
            <text:p text:style-name="P49">A comprehensive design specification shall be produced.</text:p>
          </table:table-cell>
          <table:table-cell table:style-name="Table7.A2" office:value-type="string">
            <text:p text:style-name="P23">1</text:p>
          </table:table-cell>
          <table:table-cell table:style-name="Table7.D2" office:value-type="string">
            <text:p text:style-name="P26">Essential</text:p>
          </table:table-cell>
        </table:table-row>
        <table:table-row table:style-name="TableLine94591957005104">
          <table:table-cell table:style-name="Table7.A2" office:value-type="string">
            <text:p text:style-name="Req_20_No"><text:span text:style-name="T28">2.6</text:span>.2</text:p>
          </table:table-cell>
          <table:table-cell table:style-name="Table7.A2" office:value-type="string">
            <text:p text:style-name="P35"><text:span text:style-name="T16">The design specification shall include full descriptions of all functionality, parts lists and circuit diagrams</text:span>.</text:p>
          </table:table-cell>
          <table:table-cell table:style-name="Table7.A2" office:value-type="string">
            <text:p text:style-name="P43">1</text:p>
          </table:table-cell>
          <table:table-cell table:style-name="Table7.D2" office:value-type="string">
            <text:p text:style-name="P46">Essential</text:p>
          </table:table-cell>
        </table:table-row>
        <table:table-row table:style-name="TableLine94591957006000">
          <table:table-cell table:style-name="Table7.A2" office:value-type="string">
            <text:p text:style-name="Req_20_No"><text:span text:style-name="T28">2.6</text:span>.<text:span text:style-name="T10">3</text:span></text:p>
          </table:table-cell>
          <table:table-cell table:style-name="Table7.A2" office:value-type="string">
            <text:p text:style-name="P49">All software shall be fully documented with comments.</text:p>
          </table:table-cell>
          <table:table-cell table:style-name="Table7.A2" office:value-type="string">
            <text:p text:style-name="P43">1</text:p>
          </table:table-cell>
          <table:table-cell table:style-name="Table7.D2" office:value-type="string">
            <text:p text:style-name="P46">Essential</text:p>
          </table:table-cell>
        </table:table-row>
        <table:table-row table:style-name="TableLine94591957006896">
          <table:table-cell table:style-name="Table7.A2" office:value-type="string">
            <text:p text:style-name="Req_20_No"><text:span text:style-name="T28">2.6</text:span>.<text:span text:style-name="T10">4</text:span></text:p>
          </table:table-cell>
          <table:table-cell table:style-name="Table7.A2" office:value-type="string">
            <text:p text:style-name="P49">An Installation Specification shall be provided that details how to deploy the software <text:span text:style-name="T18">and hardware</text:span>.</text:p>
          </table:table-cell>
          <table:table-cell table:style-name="Table7.A2" office:value-type="string">
            <text:p text:style-name="P43">1</text:p>
          </table:table-cell>
          <table:table-cell table:style-name="Table7.D2" office:value-type="string">
            <text:p text:style-name="P46">Essential</text:p>
          </table:table-cell>
        </table:table-row>
        <table:table-row table:style-name="TableLine94591957007792">
          <table:table-cell table:style-name="Table7.A2" office:value-type="string">
            <text:p text:style-name="P16"><text:span text:style-name="T28">2.6</text:span>.4.1</text:p>
          </table:table-cell>
          <table:table-cell table:style-name="Table7.A2" office:value-type="string">
            <text:p text:style-name="P30">A set of installation scripts <text:span text:style-name="T21">shall</text:span> be provided where possible to automate large parts of the software setup process.</text:p>
          </table:table-cell>
          <table:table-cell table:style-name="Table7.A2" office:value-type="string">
            <text:p text:style-name="P31">2</text:p>
          </table:table-cell>
          <table:table-cell table:style-name="Table7.D2" office:value-type="string">
            <text:p text:style-name="P30">Desirable</text:p>
          </table:table-cell>
        </table:table-row>
        <table:table-row table:style-name="TableLine94591957008800">
          <table:table-cell table:style-name="Table7.A2" office:value-type="string">
            <text:p text:style-name="P10"><text:span text:style-name="T28">2.6</text:span>.5</text:p>
          </table:table-cell>
          <table:table-cell table:style-name="Table7.A2" office:value-type="string">
            <text:p text:style-name="P50">A User Manual <text:span text:style-name="T16">shall be provided that details how to </text:span>use and maintain<text:span text:style-name="T16"> the software and hardware.</text:span> </text:p>
          </table:table-cell>
          <table:table-cell table:style-name="Table7.A2" office:value-type="string">
            <text:p text:style-name="P43">1</text:p>
          </table:table-cell>
          <table:table-cell table:style-name="Table7.D2" office:value-type="string">
            <text:p text:style-name="P46">Essential</text:p>
          </table:table-cell>
        </table:table-row>
      </table:table>
      <text:p text:style-name="P93"/>
      <text:h text:style-name="P122" text:outline-level="2"><text:bookmark-start text:name="__RefHeading___Toc459_2006520353"/>Miscellaneous<text:bookmark-end text:name="__RefHeading___Toc459_2006520353"/></text:h>
      <text:p text:style-name="P87"><text:span text:style-name="T7">The Table below details the miscellaneous requirements of the system, it's priority and type</text:span>.</text:p>
      <text:p text:style-name="Table_20_Heading">Table <text:sequence text:ref-name="refTable8" text:name="Table" text:formula="ooow:Table+1" style:num-format="1">9</text:sequence>: Miscellaneous Requirements</text:p>
      <text:p text:style-name="Table_20_Heading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591954872432">
          <table:table-cell table:style-name="Table8.A1" office:value-type="string">
            <text:p text:style-name="P62">No</text:p>
          </table:table-cell>
          <table:table-cell table:style-name="Table8.A1" office:value-type="string">
            <text:p text:style-name="P68">Requirement</text:p>
          </table:table-cell>
          <table:table-cell table:style-name="Table8.A1" office:value-type="string">
            <text:p text:style-name="P62">Priority</text:p>
          </table:table-cell>
          <table:table-cell table:style-name="Table8.D1" office:value-type="string">
            <text:p text:style-name="P68">Type</text:p>
          </table:table-cell>
        </table:table-row>
        <table:table-row table:style-name="TableLine94591954892720">
          <table:table-cell table:style-name="Table8.A2" office:value-type="string">
            <text:p text:style-name="Req_20_No"><text:span text:style-name="T28">2.7</text:span>.<text:span text:style-name="T15">1</text:span></text:p>
          </table:table-cell>
          <table:table-cell table:style-name="Table8.A2" office:value-type="string">
            <text:p text:style-name="P38">Where possible and without compromising the other requirements in this document, elements of the <text:span text:style-name="T19">existing </text:span><text:span text:style-name="T25">replacement NAS Box</text:span><text:span text:style-name="T19"> </text:span>shall be re-used.</text:p>
          </table:table-cell>
          <table:table-cell table:style-name="Table8.A2" office:value-type="string">
            <text:p text:style-name="P37">2</text:p>
          </table:table-cell>
          <table:table-cell table:style-name="Table8.D2" office:value-type="string">
            <text:p text:style-name="P36">Goal</text:p>
          </table:table-cell>
        </table:table-row>
        <table:table-row table:style-name="TableLine94591954895104">
          <table:table-cell table:style-name="Table8.A2" office:value-type="string">
            <text:p text:style-name="Req_20_No"><text:span text:style-name="T28">2.7</text:span>.2.</text:p>
          </table:table-cell>
          <table:table-cell table:style-name="Table8.A2" office:value-type="string">
            <text:p text:style-name="P39"><text:span text:style-name="T19">T</text:span>he <text:span text:style-name="T9">project team shall estimate the cost of the project, so that a budget may be agreed</text:span>.</text:p>
          </table:table-cell>
          <table:table-cell table:style-name="Table8.A2" office:value-type="string">
            <text:p text:style-name="P40">2</text:p>
          </table:table-cell>
          <table:table-cell table:style-name="Table8.D2" office:value-type="string">
            <text:p text:style-name="P39">Goal</text:p>
          </table:table-cell>
        </table:table-row>
        <table:table-row table:style-name="TableLine94591954895952">
          <table:table-cell table:style-name="Table8.A2" office:value-type="string">
            <text:p text:style-name="P14"><text:span text:style-name="T28">2.7</text:span>.3</text:p>
          </table:table-cell>
          <table:table-cell table:style-name="Table8.A2" office:value-type="string">
            <text:p text:style-name="P53">The project shall be developed in an agile manner so that the order of development may be varied to suit budgetary constraints and opportunities.</text:p>
          </table:table-cell>
          <table:table-cell table:style-name="Table8.A2" office:value-type="string">
            <text:p text:style-name="P54">2</text:p>
          </table:table-cell>
          <table:table-cell table:style-name="Table8.D2" office:value-type="string">
            <text:p text:style-name="P53">Goal</text:p>
          </table:table-cell>
        </table:table-row>
      </table:table>
      <text:p text:style-name="P91"/>
      <text:h text:style-name="P113" text:outline-level="1"/>
      <text:h text:style-name="P114" text:outline-level="1"><text:bookmark-start text:name="__RefHeading___Toc567_2006520353"/>ASSUMPTIONS<text:bookmark-end text:name="__RefHeading___Toc567_2006520353"/></text:h>
      <text:p text:style-name="P90">The following assumptions are made.</text:p>
      <text:list xml:id="list1932132493" text:style-name="L1">
        <text:list-item>
          <text:p text:style-name="P123">Developers will have the pre-requisite knowledge to design and implement the hardware and software required to realise this project <text:span text:style-name="T17">and subsequently enhance it</text:span>.</text:p>
        </text:list-item>
        <text:list-item>
          <text:p text:style-name="P123">Maintainers will have <text:s/>the pre-requisite knowledge, supported by the supplied documentation, to maintain the system.</text:p>
        </text:list-item>
        <text:list-item>
          <text:p text:style-name="P123"><text:span text:style-name="T19">WMT staff</text:span> will have <text:s/>the pre-requisite knowledge, supported by the supplied documentation, to <text:span text:style-name="T19">operate and monitor</text:span> the system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Helvetica" svg:font-family="Helvetic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style="normal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Illustration" style:family="paragraph" style:parent-style-name="Caption" style:class="extra" style:master-page-name="">
      <loext:graphic-properties draw:fill-image-width="0cm" draw:fill-image-height="0cm"/>
      <style:paragraph-properties fo:text-align="center" style:justify-single-word="false" style:page-number="auto" style:shadow="none">
        <style:tab-stops/>
      </style:paragraph-properties>
      <style:text-properties fo:background-color="transparent"/>
    </style:style>
    <style:style style:name="Table" style:family="paragraph" style:parent-style-name="Caption" style:class="extra">
      <style:paragraph-properties fo:text-align="start" style:justify-single-word="false" style:shadow="none" style:writing-mode="page"/>
    </style:style>
    <style:style style:name="Text" style:family="paragraph" style:parent-style-name="Caption" style:class="extra"/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fo:font-variant="small-caps" fo:font-weight="bold" style:font-size-asian="10.5pt" style:font-weight-asian="bold" style:font-weight-complex="600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Note" style:family="paragraph" style:parent-style-name="Hanging_20_indent" style:auto-update="true" style:list-style-name="" style:master-page-name="">
      <loext:graphic-properties draw:fill="none" draw:fill-color="#729fcf"/>
      <style:paragraph-properties fo:margin-left="3cm" fo:margin-right="0cm" fo:margin-top="0cm" fo:margin-bottom="0.247cm" style:contextual-spacing="false" fo:line-height="120%" fo:text-indent="-1.7cm" style:auto-text-indent="false" style:page-number="auto" fo:background-color="transparent">
        <style:tab-stops>
          <style:tab-stop style:position="0cm"/>
        </style:tab-stops>
      </style:paragraph-properties>
      <style:text-properties officeooo:rsid="000fab3f"/>
    </style:style>
    <style:style style:name="Req_20_No" style:display-name="Req No" style:family="paragraph" style:parent-style-name="Table">
      <style:paragraph-properties fo:text-align="start" style:justify-single-word="false"/>
      <style:text-properties fo:font-style="normal" fo:font-weight="normal" officeooo:rsid="003538c7" style:font-style-asian="normal" style:font-weight-asian="bold" style:font-style-complex="normal" style:font-weight-complex="600"/>
    </style:style>
    <style:style style:name="Body" style:family="paragraph" style:default-outline-level="">
      <style:paragraph-properties fo:text-align="start" style:justify-single-word="false" fo:orphans="2" fo:widows="2" style:writing-mode="lr-tb"/>
      <style:text-properties fo:color="#000000" loext:opacity="100%" style:font-name="Helvetica" fo:font-family="Helvetica" style:font-family-generic="roman" style:font-pitch="variable" fo:font-size="11pt" fo:language="en" fo:country="US" style:font-size-asian="11pt" style:font-name-complex="Arial Unicode MS" style:font-family-complex="'Arial Unicode MS'" style:font-family-generic-complex="system" style:font-pitch-complex="variable" style:font-size-complex="11pt"/>
    </style:style>
    <style:style style:name="Table_20_Text" style:display-name="Table Text" style:family="paragraph" style:parent-style-name="Table">
      <style:text-properties fo:font-style="normal" officeooo:rsid="00765b31" style:font-style-asian="normal" style:font-style-complex="norm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0" style:display-name="ListLabel 1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1" style:display-name="ListLabel 1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2" style:display-name="ListLabel 1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3" style:display-name="ListLabel 1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4" style:display-name="ListLabel 1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5" style:display-name="ListLabel 1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6" style:display-name="ListLabel 1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7" style:display-name="ListLabel 1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8" style:display-name="ListLabel 1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number text:level="1" text:style-name="ListLabel_20_1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2" loext:num-list-format="%3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13" loext:num-list-format="%4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15" loext:num-list-format="%6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16" loext:num-list-format="%7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18" loext:num-list-format="%9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1bb8c8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officeooo:rsid="00391a03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.6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title/><text:file-name text:display="name">WMT_New_NAS_Box_Requirements_Iss_0.2</text:file-name><text:tab/><text:tab/><text:span text:style-name="MT1"><text:page-number text:select-page="current">9</text:page-number></text:span><text:span text:style-name="MT1"> </text:span><text:span text:style-name="MT2">of </text:span><text:span text:style-name="MT2"><text:page-count>9</text:page-count></text:span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Footer"/>
      </style:footer>
    </style:master-page>
    <style:master-page style:name="Index" style:page-layout-name="Mpm3" draw:style-name="Mdp1"/>
    <style:master-page style:name="Endnote" style:page-layout-name="Mpm4" draw:style-name="Mdp1"/>
    <style:master-page style:name="Landscape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1-12T09:20:22.326857048</meta:creation-date>
    <dc:date>2022-08-09T09:13:53.693693642</dc:date>
    <meta:editing-duration>PT10H18M51S</meta:editing-duration>
    <meta:editing-cycles>95</meta:editing-cycles>
    <meta:generator>LibreOffice/7.3.5.2$Linux_X86_64 LibreOffice_project/30$Build-2</meta:generator>
    <meta:print-date>2016-08-03T11:06:01.268289292</meta:print-date>
    <dc:creator>Terry Coles</dc:creator>
    <meta:document-statistic meta:table-count="9" meta:image-count="1" meta:object-count="0" meta:page-count="9" meta:paragraph-count="256" meta:word-count="1521" meta:character-count="9362" meta:non-whitespace-character-count="8045"/>
  </office:meta>
</office:document-meta>
</file>